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1.A" style:family="table-column">
      <style:table-column-properties style:column-width="2.773cm" style:rel-column-width="6514*"/>
    </style:style>
    <style:style style:name="Таблица1.B" style:family="table-column">
      <style:table-column-properties style:column-width="2.679cm" style:rel-column-width="6294*"/>
    </style:style>
    <style:style style:name="Таблица1.C" style:family="table-column">
      <style:table-column-properties style:column-width="22.442cm" style:rel-column-width="52727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2.A" style:family="table-column">
      <style:table-column-properties style:column-width="4.034cm" style:rel-column-width="9477*"/>
    </style:style>
    <style:style style:name="Таблица2.B" style:family="table-column">
      <style:table-column-properties style:column-width="1.886cm" style:rel-column-width="4430*"/>
    </style:style>
    <style:style style:name="Таблица2.C" style:family="table-column">
      <style:table-column-properties style:column-width="2.214cm" style:rel-column-width="5200*"/>
    </style:style>
    <style:style style:name="Таблица2.D" style:family="table-column">
      <style:table-column-properties style:column-width="2.12cm" style:rel-column-width="4981*"/>
    </style:style>
    <style:style style:name="Таблица2.E" style:family="table-column">
      <style:table-column-properties style:column-width="2.424cm" style:rel-column-width="5694*"/>
    </style:style>
    <style:style style:name="Таблица2.F" style:family="table-column">
      <style:table-column-properties style:column-width="1.91cm" style:rel-column-width="4488*"/>
    </style:style>
    <style:style style:name="Таблица2.G" style:family="table-column">
      <style:table-column-properties style:column-width="13.307cm" style:rel-column-width="3126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.3" style:family="table-row">
      <style:table-row-properties style:min-row-height="0.134cm" style:keep-together="true" fo:keep-together="auto"/>
    </style:style>
    <style:style style:name="Таблица2.4" style:family="table-row">
      <style:table-row-properties style:min-row-height="0.131cm" style:keep-together="true" fo:keep-together="auto"/>
    </style:style>
    <style:style style:name="Таблица2.6" style:family="table-row">
      <style:table-row-properties style:min-row-height="0.198cm" style:keep-together="true" fo:keep-together="auto"/>
    </style:style>
    <style:style style:name="Таблица2.7" style:family="table-row">
      <style:table-row-properties style:min-row-height="0.099cm" style:keep-together="true" fo:keep-together="auto"/>
    </style:style>
    <style:style style:name="Таблица3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3.A" style:family="table-column">
      <style:table-column-properties style:column-width="2.611cm" style:rel-column-width="6133*"/>
    </style:style>
    <style:style style:name="Таблица3.B" style:family="table-column">
      <style:table-column-properties style:column-width="25.284cm" style:rel-column-width="59402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4.A" style:family="table-column">
      <style:table-column-properties style:column-width="1.305cm" style:rel-column-width="3066*"/>
    </style:style>
    <style:style style:name="Таблица4.B" style:family="table-column">
      <style:table-column-properties style:column-width="2.26cm" style:rel-column-width="5308*"/>
    </style:style>
    <style:style style:name="Таблица4.C" style:family="table-column">
      <style:table-column-properties style:column-width="1.796cm" style:rel-column-width="4218*"/>
    </style:style>
    <style:style style:name="Таблица4.D" style:family="table-column">
      <style:table-column-properties style:column-width="5.569cm" style:rel-column-width="13082*"/>
    </style:style>
    <style:style style:name="Таблица4.E" style:family="table-column">
      <style:table-column-properties style:column-width="16.967cm" style:rel-column-width="39861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1" style:family="table-cell" style:data-style-name="N0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3" style:family="table-cell" style:data-style-name="N0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B13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26" style:family="table-row">
      <style:table-row-properties style:min-row-height="0.134cm" style:keep-together="true" fo:keep-together="auto"/>
    </style:style>
    <style:style style:name="Таблица4.27" style:family="table-row">
      <style:table-row-properties style:min-row-height="0.131cm" style:keep-together="true" fo:keep-together="auto"/>
    </style:style>
    <style:style style:name="Таблица5" style:family="table">
      <style:table-properties style:width="27.882cm" fo:margin-left="0.002cm" fo:margin-right="0.034cm" fo:margin-top="0cm" fo:margin-bottom="0cm" table:align="margins" style:writing-mode="lr-tb"/>
    </style:style>
    <style:style style:name="Таблица5.A" style:family="table-column">
      <style:table-column-properties style:column-width="0.55cm" style:rel-column-width="1293*"/>
    </style:style>
    <style:style style:name="Таблица5.B" style:family="table-column">
      <style:table-column-properties style:column-width="0.524cm" style:rel-column-width="1231*"/>
    </style:style>
    <style:style style:name="Таблица5.C" style:family="table-column">
      <style:table-column-properties style:column-width="2.302cm" style:rel-column-width="5410*"/>
    </style:style>
    <style:style style:name="Таблица5.D" style:family="table-column">
      <style:table-column-properties style:column-width="8.712cm" style:rel-column-width="20476*"/>
    </style:style>
    <style:style style:name="Таблица5.E" style:family="table-column">
      <style:table-column-properties style:column-width="15.796cm" style:rel-column-width="37125*"/>
    </style:style>
    <style:style style:name="Таблица5.1" style:family="table-row">
      <style:table-row-properties style:min-row-height="0.778cm" style:keep-together="true" fo:keep-together="auto"/>
    </style:style>
    <style:style style:name="Таблица5.A1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0.002cm solid #00000a" fo:border-bottom="none">
        <style:background-image/>
      </style:table-cell-properties>
    </style:style>
    <style:style style:name="Таблица5.2" style:family="table-row">
      <style:table-row-properties style:min-row-height="0.413cm" style:keep-together="true" fo:keep-together="auto"/>
    </style:style>
    <style:style style:name="Таблица5.A2" style:family="table-cell">
      <style:table-cell-properties fo:background-color="#ccffcc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B2" style:family="table-cell">
      <style:table-cell-properties fo:background-color="#ccffcc" fo:padding-left="0.148cm" fo:padding-right="0.191cm" fo:padding-top="0cm" fo:padding-bottom="0cm" fo:border="0.002cm solid #00000a">
        <style:background-image/>
      </style:table-cell-properties>
    </style:style>
    <style:style style:name="Таблица5.C2" style:family="table-cell">
      <style:table-cell-properties fo:background-color="#ffffff" fo:padding-left="0.148cm" fo:padding-right="0.191cm" fo:padding-top="0cm" fo:padding-bottom="0cm" fo:border="0.002cm solid #00000a">
        <style:background-image/>
      </style:table-cell-properties>
    </style:style>
    <style:style style:name="Таблица5.D2" style:family="table-cell">
      <style:table-cell-properties fo:background-color="#ffffff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A3" style:family="table-cell">
      <style:table-cell-properties fo:background-color="#ccffcc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B3" style:family="table-cell">
      <style:table-cell-properties fo:background-color="#ccffcc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C3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3" style:family="table-cell">
      <style:table-cell-properties fo:background-color="#ffffff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6" style:family="table-row">
      <style:table-row-properties style:min-row-height="0.439cm" style:keep-together="true" fo:keep-together="auto"/>
    </style:style>
    <style:style style:name="Таблица5.B7" style:family="table-cell">
      <style:table-cell-properties fo:background-color="transparent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7" style:family="table-cell">
      <style:table-cell-properties fo:background-color="transparent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41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41.A" style:family="table-column">
      <style:table-column-properties style:column-width="2.683cm" style:rel-column-width="6280*"/>
    </style:style>
    <style:style style:name="Таблица41.B" style:family="table-column">
      <style:table-column-properties style:column-width="3.26cm" style:rel-column-width="7631*"/>
    </style:style>
    <style:style style:name="Таблица41.C" style:family="table-column">
      <style:table-column-properties style:column-width="3.582cm" style:rel-column-width="8386*"/>
    </style:style>
    <style:style style:name="Таблица41.D" style:family="table-column">
      <style:table-column-properties style:column-width="18.323cm" style:rel-column-width="42901*"/>
    </style:style>
    <style:style style:name="Таблица41.E" style:family="table-column">
      <style:table-column-properties style:column-width="0.145cm" style:rel-column-width="337*"/>
    </style:style>
    <style:style style:name="Таблица41.1" style:family="table-row">
      <style:table-row-properties style:keep-together="true" fo:keep-together="auto"/>
    </style:style>
    <style:style style:name="Таблица4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1.E1" style:family="table-cell">
      <style:table-cell-properties fo:padding="0cm" fo:border="none"/>
    </style:style>
    <style:style style:name="Таблица41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41.4" style:family="table-row">
      <style:table-row-properties style:min-row-height="0.198cm" style:keep-together="true" fo:keep-together="auto"/>
    </style:style>
    <style:style style:name="Таблица41.5" style:family="table-row">
      <style:table-row-properties style:min-row-height="0.085cm" style:keep-together="true" fo:keep-together="auto"/>
    </style:style>
    <style:style style:name="Таблица41.E5" style:family="table-cell">
      <style:table-cell-properties fo:padding="0cm" fo:border-left="0.018cm solid #00000a" fo:border-right="none" fo:border-top="none" fo:border-bottom="none"/>
    </style:style>
    <style:style style:name="Таблица41.A6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41.7" style:family="table-row">
      <style:table-row-properties style:min-row-height="0.067cm" style:keep-together="true" fo:keep-together="auto"/>
    </style:style>
    <style:style style:name="Таблица41.B8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1.10" style:family="table-row">
      <style:table-row-properties style:min-row-height="0.09cm" style:keep-together="true" fo:keep-together="auto"/>
    </style:style>
    <style:style style:name="Таблица41.B10" style:family="table-cell">
      <style:table-cell-properties fo:background-color="#ffffff" fo:padding-left="0.138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Таблица6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6.A" style:family="table-column">
      <style:table-column-properties style:column-width="2.693cm" style:rel-column-width="6306*"/>
    </style:style>
    <style:style style:name="Таблица6.B" style:family="table-column">
      <style:table-column-properties style:column-width="3.355cm" style:rel-column-width="7855*"/>
    </style:style>
    <style:style style:name="Таблица6.C" style:family="table-column">
      <style:table-column-properties style:column-width="0.658cm" style:rel-column-width="1540*"/>
    </style:style>
    <style:style style:name="Таблица6.D" style:family="table-column">
      <style:table-column-properties style:column-width="2.808cm" style:rel-column-width="6574*"/>
    </style:style>
    <style:style style:name="Таблица6.E" style:family="table-column">
      <style:table-column-properties style:column-width="0.972cm" style:rel-column-width="2275*"/>
    </style:style>
    <style:style style:name="Таблица6.F" style:family="table-column">
      <style:table-column-properties style:column-width="17.373cm" style:rel-column-width="40676*"/>
    </style:style>
    <style:style style:name="Таблица6.G" style:family="table-column">
      <style:table-column-properties style:column-width="0.132cm" style:rel-column-width="309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6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6.4" style:family="table-row">
      <style:table-row-properties style:min-row-height="0.198cm" style:keep-together="true" fo:keep-together="auto"/>
    </style:style>
    <style:style style:name="Таблица6.B6" style:family="table-cell">
      <style:table-cell-properties fo:background-color="#666666" fo:padding-left="0.138cm" fo:padding-right="0.191cm" fo:padding-top="0cm" fo:padding-bottom="0cm" fo:border="0.018cm solid #00000a">
        <style:background-image/>
      </style:table-cell-properties>
    </style:style>
    <style:style style:name="Таблица6.7" style:family="table-row">
      <style:table-row-properties style:min-row-height="0.085cm" style:keep-together="true" fo:keep-together="auto"/>
    </style:style>
    <style:style style:name="Таблица6.A8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6.9" style:family="table-row">
      <style:table-row-properties style:min-row-height="0.067cm" style:keep-together="true" fo:keep-together="auto"/>
    </style:style>
    <style:style style:name="Таблица6.B10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6.11" style:family="table-row">
      <style:table-row-properties style:min-row-height="0.09cm" style:keep-together="true" fo:keep-together="auto"/>
    </style:style>
    <style:style style:name="Таблица6.G14" style:family="table-cell">
      <style:table-cell-properties fo:padding="0cm" fo:border="none"/>
    </style:style>
    <style:style style:name="Таблица45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45.A" style:family="table-column">
      <style:table-column-properties style:column-width="2.775cm" style:rel-column-width="6521*"/>
    </style:style>
    <style:style style:name="Таблица45.B" style:family="table-column">
      <style:table-column-properties style:column-width="3.052cm" style:rel-column-width="7172*"/>
    </style:style>
    <style:style style:name="Таблица45.C" style:family="table-column">
      <style:table-column-properties style:column-width="3.634cm" style:rel-column-width="8541*"/>
    </style:style>
    <style:style style:name="Таблица45.D" style:family="table-column">
      <style:table-column-properties style:column-width="18.422cm" style:rel-column-width="43301*"/>
    </style:style>
    <style:style style:name="Таблица45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45.B1" style:family="table-cell">
      <style:table-cell-properties fo:padding="0.049cm" fo:border="0.002cm solid #000000"/>
    </style:style>
    <style:style style:name="Таблица45.A2" style:family="table-cell">
      <style:table-cell-properties fo:padding="0.049cm" fo:border-left="0.002cm solid #000000" fo:border-right="none" fo:border-top="none" fo:border-bottom="0.002cm solid #000000"/>
    </style:style>
    <style:style style:name="Таблица45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45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5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14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Таблица7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7.A" style:family="table-column">
      <style:table-column-properties style:column-width="2.773cm" style:rel-column-width="6517*"/>
    </style:style>
    <style:style style:name="Таблица7.B" style:family="table-column">
      <style:table-column-properties style:column-width="3.052cm" style:rel-column-width="7172*"/>
    </style:style>
    <style:style style:name="Таблица7.C" style:family="table-column">
      <style:table-column-properties style:column-width="3.584cm" style:rel-column-width="8424*"/>
    </style:style>
    <style:style style:name="Таблица7.D" style:family="table-column">
      <style:table-column-properties style:column-width="0.051cm" style:rel-column-width="120*"/>
    </style:style>
    <style:style style:name="Таблица7.E" style:family="table-column">
      <style:table-column-properties style:column-width="18.422cm" style:rel-column-width="43302*"/>
    </style:style>
    <style:style style:name="Таблица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49cm" fo:border="0.002cm solid #000000"/>
    </style:style>
    <style:style style:name="Таблица7.A2" style:family="table-cell">
      <style:table-cell-properties fo:padding="0.049cm" fo:border-left="0.002cm solid #000000" fo:border-right="none" fo:border-top="none" fo:border-bottom="0.002cm solid #000000"/>
    </style:style>
    <style:style style:name="Таблица7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7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7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8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9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E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11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8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8.A" style:family="table-column">
      <style:table-column-properties style:column-width="2.771cm" style:rel-column-width="1571*"/>
    </style:style>
    <style:style style:name="Таблица8.B" style:family="table-column">
      <style:table-column-properties style:column-width="3.258cm" style:rel-column-width="1847*"/>
    </style:style>
    <style:style style:name="Таблица8.C" style:family="table-column">
      <style:table-column-properties style:column-width="3.933cm" style:rel-column-width="2230*"/>
    </style:style>
    <style:style style:name="Таблица8.D" style:family="table-column">
      <style:table-column-properties style:column-width="17.918cm" style:rel-column-width="10158*"/>
    </style:style>
    <style:style style:name="Таблица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49cm" fo:border="0.002cm solid #000000"/>
    </style:style>
    <style:style style:name="Таблица8.A2" style:family="table-cell">
      <style:table-cell-properties fo:padding="0.049cm" fo:border-left="0.002cm solid #000000" fo:border-right="none" fo:border-top="none" fo:border-bottom="0.002cm solid #000000"/>
    </style:style>
    <style:style style:name="Таблица8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8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8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8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8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0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0.A" style:family="table-column">
      <style:table-column-properties style:column-width="2.768cm" style:rel-column-width="1569*"/>
    </style:style>
    <style:style style:name="Таблица10.B" style:family="table-column">
      <style:table-column-properties style:column-width="3.787cm" style:rel-column-width="2147*"/>
    </style:style>
    <style:style style:name="Таблица10.C" style:family="table-column">
      <style:table-column-properties style:column-width="3.757cm" style:rel-column-width="2130*"/>
    </style:style>
    <style:style style:name="Таблица10.D" style:family="table-column">
      <style:table-column-properties style:column-width="17.568cm" style:rel-column-width="9960*"/>
    </style:style>
    <style:style style:name="Таблица10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49cm" fo:border="0.002cm solid #000000"/>
    </style:style>
    <style:style style:name="Таблица10.A2" style:family="table-cell">
      <style:table-cell-properties fo:padding="0.049cm" fo:border-left="0.002cm solid #000000" fo:border-right="none" fo:border-top="none" fo:border-bottom="0.002cm solid #000000"/>
    </style:style>
    <style:style style:name="Таблица10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0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0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A10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11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B11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0.D11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0.B12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D12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B13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0.D13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0.A14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1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1.A" style:family="table-column">
      <style:table-column-properties style:column-width="2.768cm" style:rel-column-width="1569*"/>
    </style:style>
    <style:style style:name="Таблица11.B" style:family="table-column">
      <style:table-column-properties style:column-width="4.163cm" style:rel-column-width="2360*"/>
    </style:style>
    <style:style style:name="Таблица11.C" style:family="table-column">
      <style:table-column-properties style:column-width="3.671cm" style:rel-column-width="2081*"/>
    </style:style>
    <style:style style:name="Таблица11.D" style:family="table-column">
      <style:table-column-properties style:column-width="17.279cm" style:rel-column-width="9796*"/>
    </style:style>
    <style:style style:name="Таблица1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49cm" fo:border="0.002cm solid #000000"/>
    </style:style>
    <style:style style:name="Таблица11.A2" style:family="table-cell">
      <style:table-cell-properties fo:padding="0.049cm" fo:border-left="0.002cm solid #000000" fo:border-right="none" fo:border-top="none" fo:border-bottom="0.002cm solid #000000"/>
    </style:style>
    <style:style style:name="Таблица1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1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1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1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1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1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1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2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2.A" style:family="table-column">
      <style:table-column-properties style:column-width="2.769cm" style:rel-column-width="6509*"/>
    </style:style>
    <style:style style:name="Таблица12.B" style:family="table-column">
      <style:table-column-properties style:column-width="4.163cm" style:rel-column-width="9785*"/>
    </style:style>
    <style:style style:name="Таблица12.C" style:family="table-column">
      <style:table-column-properties style:column-width="3.671cm" style:rel-column-width="8628*"/>
    </style:style>
    <style:style style:name="Таблица12.D" style:family="table-column">
      <style:table-column-properties style:column-width="17.277cm" style:rel-column-width="40613*"/>
    </style:style>
    <style:style style:name="Таблица1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49cm" fo:border="0.002cm solid #000000"/>
    </style:style>
    <style:style style:name="Таблица12.A2" style:family="table-cell">
      <style:table-cell-properties fo:padding="0.049cm" fo:border-left="0.002cm solid #000000" fo:border-right="none" fo:border-top="none" fo:border-bottom="0.002cm solid #000000"/>
    </style:style>
    <style:style style:name="Таблица1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2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2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2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2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2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2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hyphenation-ladder-count="no-limit"/>
      <style:text-properties fo:language="ru" fo:country="RU" fo:hyphenate="true" fo:hyphenation-remain-char-count="2" fo:hyphenation-push-char-count="2"/>
    </style:style>
    <style:style style:name="P4" style:family="paragraph" style:parent-style-name="Standard"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text-properties fo:language="ru" fo:country="RU" style:font-name-asian="Times New Roman1"/>
    </style:style>
    <style:style style:name="P8" style:family="paragraph" style:parent-style-name="Standard">
      <style:paragraph-properties fo:text-align="end" style:justify-single-word="false"/>
      <style:text-properties fo:language="ru" fo:country="RU"/>
    </style:style>
    <style:style style:name="P9" style:family="paragraph" style:parent-style-name="Standard">
      <style:paragraph-properties>
        <style:tab-stops>
          <style:tab-stop style:position="17.688cm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hyphenation-ladder-count="no-limit"/>
      <style:text-properties fo:color="#345a8a" style:font-name="Calibri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11" style:family="paragraph" style:parent-style-name="Standard">
      <style:text-properties fo:color="#000090" fo:language="ru" fo:country="RU"/>
    </style:style>
    <style:style style:name="P1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3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hyphenation-ladder-count="no-limit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5" style:family="paragraph" style:parent-style-name="Standard">
      <style:text-properties style:font-name="Times New Roman" fo:language="ru" fo:country="RU"/>
    </style:style>
    <style:style style:name="P16" style:family="paragraph" style:parent-style-name="Standard">
      <style:text-properties fo:color="#008000" style:font-name="Cambria" fo:language="ru" fo:country="RU"/>
    </style:style>
    <style:style style:name="P17" style:family="paragraph" style:parent-style-name="Standard">
      <style:text-properties fo:color="#008000" style:font-name="Cambria" fo:language="ru" fo:country="RU" style:font-name-asian="Times New Roman1"/>
    </style:style>
    <style:style style:name="P18" style:family="paragraph" style:parent-style-name="Standard">
      <style:text-properties style:font-name="Cambria"/>
    </style:style>
    <style:style style:name="P19" style:family="paragraph" style:parent-style-name="Standard">
      <style:text-properties style:font-name="Cambria" fo:font-weight="bold" style:font-weight-asian="bold" style:font-weight-complex="bold"/>
    </style:style>
    <style:style style:name="P20" style:family="paragraph" style:parent-style-name="Standard">
      <style:text-properties style:font-name="Cambria" fo:language="ru" fo:country="RU"/>
    </style:style>
    <style:style style:name="P21" style:family="paragraph" style:parent-style-name="Standard">
      <style:text-properties style:font-name="Cambria" fo:language="ru" fo:country="RU" fo:font-weight="bold" style:font-weight-asian="bold"/>
    </style:style>
    <style:style style:name="P22" style:family="paragraph" style:parent-style-name="Standard">
      <style:text-properties style:font-name="Cambria" fo:language="ru" fo:country="RU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mbria" fo:language="ru" fo:country="RU"/>
    </style:style>
    <style:style style:name="P24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25" style:family="paragraph" style:parent-style-name="Standard">
      <style:text-properties style:font-name="Cambria" fo:language="ru" fo:country="RU" style:font-name-asian="Times New Roman1"/>
    </style:style>
    <style:style style:name="P26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27" style:family="paragraph" style:parent-style-name="Standard">
      <style:text-properties style:font-name="Cambria" fo:font-size="12pt" fo:language="ru" fo:country="RU" style:font-size-asian="12pt" style:font-size-complex="12pt"/>
    </style:style>
    <style:style style:name="P28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30" style:family="paragraph" style:parent-style-name="Standard">
      <style:text-properties style:use-window-font-color="true" style:font-name="Cambria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style:style style:name="P31" style:family="paragraph" style:parent-style-name="Standard">
      <style:text-properties fo:color="#006600" fo:language="ru" fo:country="RU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hyphenation-ladder-count="no-limit" fo:text-indent="1.249cm" style:auto-text-indent="false"/>
      <style:text-properties fo:language="ru" fo:country="RU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Times New Roman" fo:language="ru" fo:country="RU" fo:font-weight="normal" style:font-weight-asian="normal" style:font-weight-complex="normal"/>
    </style:style>
    <style:style style:name="P37" style:family="paragraph" style:parent-style-name="Heading_20_3">
      <style:text-properties fo:language="ru" fo:country="RU"/>
    </style:style>
    <style:style style:name="P38" style:family="paragraph" style:parent-style-name="List_20_Paragraph">
      <style:paragraph-properties loext:contextual-spacing="false" fo:margin-left="0cm" fo:margin-right="0cm" fo:margin-top="0.212cm" fo:margin-bottom="0cm" fo:text-indent="0cm" style:auto-text-indent="false"/>
      <style:text-properties fo:language="ru" fo:country="RU"/>
    </style:style>
    <style:style style:name="P39" style:family="paragraph" style:parent-style-name="Standard">
      <style:paragraph-properties fo:margin-left="0cm" fo:margin-right="0cm" fo:hyphenation-ladder-count="no-limit" fo:text-indent="0cm" style:auto-text-indent="false"/>
      <style:text-properties fo:language="ru" fo:country="RU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text-properties style:font-name="Cambria"/>
    </style:style>
    <style:style style:name="P44" style:family="paragraph" style:parent-style-name="Table_20_Contents">
      <style:text-properties style:font-name="Cambria" fo:font-weight="bold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mbria"/>
    </style:style>
    <style:style style:name="P46" style:family="paragraph" style:parent-style-name="Table_20_Contents">
      <style:text-properties style:font-name="Cambria" fo:font-weight="normal" style:font-weight-asian="normal" style:font-weight-complex="normal"/>
    </style:style>
    <style:style style:name="P47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P48" style:family="paragraph" style:parent-style-name="Standard">
      <style:text-properties fo:color="#006600" fo:language="ru" fo:country="RU"/>
    </style:style>
    <style:style style:name="P4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0" style:family="paragraph" style:parent-style-name="Standard">
      <style:text-properties style:font-name="Times New Roman" fo:language="ru" fo:country="RU"/>
    </style:style>
    <style:style style:name="P51" style:family="paragraph" style:parent-style-name="Standard">
      <style:text-properties style:font-name="Cambria"/>
    </style:style>
    <style:style style:name="P52" style:family="paragraph" style:parent-style-name="Standard">
      <style:text-properties style:font-name="Cambria" fo:language="ru" fo:country="RU"/>
    </style:style>
    <style:style style:name="P53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55" style:family="paragraph" style:parent-style-name="Standard">
      <style:text-properties style:font-name="Cambria" fo:language="ru" fo:country="RU" fo:font-weight="bold" style:font-weight-asian="bold"/>
    </style:style>
    <style:style style:name="P56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7" style:family="paragraph" style:parent-style-name="Standard">
      <style:text-properties fo:language="ru" fo:country="RU"/>
    </style:style>
    <style:style style:name="P58" style:family="paragraph" style:parent-style-name="Standard">
      <style:text-properties fo:language="ru" fo:country="RU" fo:font-weight="bold" style:font-weight-asian="bold"/>
    </style:style>
    <style:style style:name="P59" style:family="paragraph" style:parent-style-name="Standard">
      <style:text-properties fo:language="ru" fo:country="RU" style:font-name-asian="Times New Roman1"/>
    </style:style>
    <style:style style:name="P60" style:family="paragraph" style:parent-style-name="Standard">
      <style:paragraph-properties fo:text-align="end" style:justify-single-word="false"/>
      <style:text-properties fo:language="ru" fo:country="RU"/>
    </style:style>
    <style:style style:name="P61" style:family="paragraph" style:parent-style-name="Standard">
      <style:text-properties fo:color="#008000" style:font-name="Cambria" fo:language="ru" fo:country="RU" style:font-name-asian="Times New Roman1"/>
    </style:style>
    <style:style style:name="P62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hyphenation-ladder-count="no-limit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64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65" style:family="paragraph" style:parent-style-name="Standard">
      <style:paragraph-properties fo:margin-top="0cm" fo:margin-bottom="0cm"/>
      <style:text-properties style:font-name="Cambria" fo:language="ru" fo:country="RU" fo:font-weight="normal" style:font-weight-asian="normal" style:font-weight-complex="normal"/>
    </style:style>
    <style:style style:name="P66" style:family="paragraph" style:parent-style-name="Heading_20_1" style:master-page-name="Standard">
      <style:paragraph-properties style:page-number="auto"/>
      <style:text-properties fo:language="ru" fo:country="RU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ru" fo:country="RU"/>
    </style:style>
    <style:style style:name="P69" style:family="paragraph" style:parent-style-name="Heading_20_1">
      <style:paragraph-properties fo:break-before="page"/>
      <style:text-properties style:font-name="Calibri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Heading_20_2">
      <style:text-properties fo:language="ru" fo:country="RU"/>
    </style:style>
    <style:style style:name="P71" style:family="paragraph" style:parent-style-name="Heading_20_2">
      <style:paragraph-properties fo:orphans="2" fo:widows="2" fo:hyphenation-ladder-count="no-limit" style:writing-mode="lr-tb"/>
      <style:text-properties fo:language="ru" fo:country="RU" fo:hyphenate="false" fo:hyphenation-remain-char-count="2" fo:hyphenation-push-char-count="2"/>
    </style:style>
    <style:style style:name="P72" style:family="paragraph" style:parent-style-name="List_20_Paragraph" style:list-style-name="WWNum1">
      <style:text-properties fo:language="ru" fo:country="RU"/>
    </style:style>
    <style:style style:name="P73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name-asian="Times New Roman1" style:font-size-asian="10pt" style:font-weight-asian="bold" style:font-size-complex="10pt"/>
    </style:style>
    <style:style style:name="T5" style:family="text">
      <style:text-properties fo:font-size="10pt" fo:language="ru" fo:country="RU" style:font-size-asian="10pt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/>
    </style:style>
    <style:style style:name="T9" style:family="text">
      <style:text-properties style:font-name-asian="Times New Roman1"/>
    </style:style>
    <style:style style:name="T10" style:family="text">
      <style:text-properties fo:color="#ff6600" fo:font-weight="bold" style:font-weight-asian="bold"/>
    </style:style>
    <style:style style:name="T11" style:family="text">
      <style:text-properties fo:color="#008000" style:font-name-asian="Times New Roman1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style:font-name="Times New Roman" fo:language="ru" fo:country="RU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Cambria"/>
    </style:style>
    <style:style style:name="T19" style:family="text"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ambri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ambria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Cambria" fo:font-size="12pt" fo:font-style="normal" fo:font-weight="normal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Cambria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style:style style:name="T24" style:family="text">
      <style:text-properties style:use-window-font-color="true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5088783235380542" text:style-name="Outline">
        <text:list-item>
          <text:h text:style-name="P66" text:outline-level="1">Описание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2.Терминология|outline" text:style-name="Internet_20_link" text:visited-style-name="Visited_20_Internet_20_Link"><text:span text:style-name="T2">терминология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ext:p text:style-name="P2">Принцип взаимодействия через API: http/https RESTFull</text:p>
      <text:p text:style-name="P2">Сериализация: JSON</text:p>
      <text:p text:style-name="P32">Данный документ описывает URN сервиса и способы взаимодействия с ресурсами. Для получения URL сервиса просьба обращаться отдельно.</text:p>
      <text:p text:style-name="P2">Синтаксис описания URN:</text:p>
      <text:p text:style-name="P2">{} – Обязательные параметры</text:p>
      <text:p text:style-name="P2">[] – Не обязательные параметры</text:p>
      <text:p text:style-name="P2"/>
      <text:p text:style-name="P2">Для доступа к методам API после прохождения аутентификации выдаётся временный токен доступа. Токен доступа необходимо передавать вместе с запросом к методам одним из следующих способов (перечисляются в порядке поиска):</text:p>
      <text:list xml:id="list701072318277687933" text:style-name="WWNum1">
        <text:list-item>
          <text:p text:style-name="P72">в URN – только если это указано в описании метода</text:p>
        </text:list-item>
        <text:list-item>
          <text:p text:style-name="P72">в параметре URN с именем accessToken</text:p>
        </text:list-item>
        <text:list-item>
          <text:p text:style-name="P72">в Header с именем Authorization и значением: Bearer {token}</text:p>
        </text:list-item>
        <text:list-item>
          <text:p text:style-name="P72">в Cookies с именем Access-Token и значением: {token}</text:p>
        </text:list-item>
      </text:list>
      <text:p text:style-name="P2"/>
      <text:p text:style-name="P2">Если токен передан одновременно несколькими способами, то используется только тот который был найден первым, остальные игнорируются)</text:p>
      <text:p text:style-name="P3"/>
      <text:list xml:id="list1612933610" text:continue-list="list3485088783235380542" text:style-name="Outline">
        <text:list-item>
          <text:h text:style-name="P68" text:outline-level="1">Терминология</text:h>
        </text:list-item>
      </text:list>
      <text:p text:style-name="P38"><text:span text:style-name="T6">API</text:span> - Application Programming Interface (интерфейс программирования приложений, интерфейс прикладного программирования). Набор готовых классов, процедур, функций, структур, констант или ресурсов, предоставляемых приложением (библиотекой, сервисом) для использования во внешних программных продуктах. В контексте данного документа API описывает ресурсы сервиса, методы и способы взаимодействия с ресурсами и наборы входящих и выходящих данных требуемых для обращения к ресурсу.</text:p>
      <text:p text:style-name="P38"><text:span text:style-name="T6">URI</text:span> – Uniform Resource Identifier (унифицированный идентификатор ресурса). Обозначает протокол, имя, порт, адрес ресурса в сети. Фактически является суммой Url плюс Urn:<text:line-break/>URI = URL + URN<text:line-break/><text:span text:style-name="T2">Пример:</text:span><text:span text:style-name="T3"> https://www.example.com/path/to/resource.html</text:span></text:p>
      <text:p text:style-name="P38"><text:span text:style-name="T6">URL</text:span> – Uniform Resource Locator (унифицированный определитель местонахождения ресурса). Описывает схему(протокол), логин, пароль, хост(доменное имя или ip адрес), порт сервера на котором может находится ресурс, описывает только сервер, без ресурса.<text:line-break/><text:span text:style-name="T2">Пример:</text:span><text:span text:style-name="T3"> </text:span><text:span text:style-name="T4">https://www.example.com</text:span></text:p>
      <text:p text:style-name="P38"><text:span text:style-name="T6">URN</text:span> – Unifrorm Resource Name (унифицированное имя ресурса). Описывает ресурс, без указания на каком URL находится ресурс. В контексте документа мы не будем придерживаться описанной в RFC модели URN ( <text:span text:style-name="T1">URN = [urn:] + NID + ‘:’ + NSS </text:span>), так как она сильно усложнит документ и его восприятие.<text:line-break/>В документе качестве URN названы и описаны ресурсы являющиеся частью URI<text:line-break/><text:span text:style-name="T2">Пример:</text:span><text:span text:style-name="T3"> /path/to/resource.html</text:span></text:p>
      <text:p text:style-name="P10"/>
      <text:list xml:id="list733574302" text:continue-numbering="true" text:style-name="Outline">
        <text:list-item>
          <text:h text:style-name="P68" text:outline-level="1">Возвращаемые результаты и коды ошибок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_Описание" text:style-name="Internet_20_link" text:visited-style-name="Visited_20_Internet_20_Link"><text:span text:style-name="T5">описание</text:span></text:a></text:p>
      <text:p text:style-name="P1"><text:a xlink:type="simple" xlink:href="#4.Шаблоны и HTML создаваемый сервером|outline" text:style-name="Internet_20_link" text:visited-style-name="Visited_20_Internet_20_Link"><text:span text:style-name="T5">шаблоны и html создаваемый сервером</text:span></text:a></text:p>
      <text:p text:style-name="P32">При запросе методов API всегда возвращается HTTP code, в зависимости от HTTP кода ответа сервера необходимо по разному разбирать переданные данные.</text:p>
      <text:p text:style-name="P2">Ниже представлена таблица описывающая зависимость возвращаемых данных от HTTP код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HTTP CODE<text:line-break/>от</text:p>
          </table:table-cell>
          <table:table-cell table:style-name="Таблица1.A1" office:value-type="string">
            <text:p text:style-name="P5">HTTP CODE<text:line-break/>до</text:p>
          </table:table-cell>
          <table:table-cell table:style-name="Таблица1.A1" office:value-type="string">
            <text:p text:style-name="P4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2">200</text:p>
          </table:table-cell>
          <table:table-cell table:style-name="Таблица1.A1" office:value-type="string">
            <text:p text:style-name="P2">299</text:p>
          </table:table-cell>
          <table:table-cell table:style-name="Таблица1.A1" office:value-type="string">
            <text:p text:style-name="P2">API ответит объектом описанным для каждого метода в документе ниже</text:p>
          </table:table-cell>
        </table:table-row>
        <table:table-row table:style-name="Таблица1.1">
          <table:table-cell table:style-name="Таблица1.A1" office:value-type="string">
            <text:p text:style-name="P2">300</text:p>
          </table:table-cell>
          <table:table-cell table:style-name="Таблица1.A1" office:value-type="string">
            <text:p text:style-name="P2">399</text:p>
          </table:table-cell>
          <table:table-cell table:style-name="Таблица1.A1" office:value-type="string">
            <text:p text:style-name="P2">Редирект, поведение описывается в каждом методе отдельно</text:p>
          </table:table-cell>
        </table:table-row>
        <table:table-row table:style-name="Таблица1.1">
          <table:table-cell table:style-name="Таблица1.A1" office:value-type="string">
            <text:p text:style-name="P2">400</text:p>
          </table:table-cell>
          <table:table-cell table:style-name="Таблица1.A1" office:value-type="string">
            <text:p text:style-name="P2">999</text:p>
          </table:table-cell>
          <table:table-cell table:style-name="Таблица1.A1" office:value-type="string">
            <text:p text:style-name="P2">API ответит объектом error</text:p>
          </table:table-cell>
        </table:table-row>
      </table:table>
      <text:p text:style-name="P2"/>
      <text:p text:style-name="P11">Объект erro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5" office:value-type="string">
            <text:p text:style-name="P4">Описа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9" office:value-type="string">
            <text:p text:style-name="P2">error</text:p>
          </table:table-cell>
          <table:table-cell table:style-name="Таблица2.A1" table:number-rows-spanned="9" office:value-type="string">
            <text:p text:style-name="P2">Объект</text:p>
          </table:table-cell>
          <table:table-cell table:style-name="Таблица2.A1" table:number-columns-spanned="5" office:value-type="string">
            <text:p text:style-name="P2">Объект error состоящий из трёх полей описанных ниж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3" office:value-type="string">
            <text:p text:style-name="P4">Описание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code</text:p>
          </table:table-cell>
          <table:table-cell table:style-name="Таблица2.A1" office:value-type="string">
            <text:p text:style-name="P2">Число</text:p>
          </table:table-cell>
          <table:table-cell table:style-name="Таблица2.A1" table:number-columns-spanned="3" office:value-type="string">
            <text:p text:style-name="P2">Уникальный код ошибки из справочника ошибок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table:number-columns-spanned="3" office:value-type="string">
            <text:p text:style-name="P2">Описание ошибки в локализации текущей сессии, сообщение готовое для вывода в интерфейсе пользователя</text:p>
          </table:table-cell>
          <table:covered-table-cell/>
          <table:covered-table-cell/>
        </table:table-row>
        <table:table-row table:style-name="Таблица2.6">
          <table:covered-table-cell/>
          <table:covered-table-cell/>
          <table:table-cell table:style-name="Таблица2.A1" table:number-rows-spanned="5" office:value-type="string">
            <text:p text:style-name="P2">errors</text:p>
          </table:table-cell>
          <table:table-cell table:style-name="Таблица2.A1" table:number-rows-spanned="5" office:value-type="string">
            <text:p text:style-name="P2">Массив</text:p>
          </table:table-cell>
          <table:table-cell table:style-name="Таблица2.A1" table:number-columns-spanned="3" office:value-type="string">
            <text:p text:style-name="P2">Массив объектов с описанием имён полей и ошибок в них</text:p>
          </table:table-cell>
          <table:covered-table-cell/>
          <table:covered-table-cell/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office:value-type="string">
            <text:p text:style-name="P4">Описание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Название поля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Valu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Переданное значение поля field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Описание ошибки</text:p>
          </table:table-cell>
        </table:table-row>
      </table:table>
      <text:p text:style-name="P11"><text:bookmark text:name="_Оглавление"/>Пример:</text:p>
      <text:p text:style-name="P2">{error: {"errors":null,"code":1,"message":"Ошибка авторизации"}}</text:p>
      <text:list xml:id="list324143400" text:continue-numbering="true" text:style-name="Outline">
        <text:list-item>
          <text:list>
            <text:list-item>
              <text:h text:style-name="P70" text:outline-level="2">Коды HTTP ответов сервера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HTTP CODE</text:p>
          </table:table-cell>
          <table:table-cell table:style-name="Таблица3.A1" office:value-type="string">
            <text:p text:style-name="P4">Описание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Информационные коды сервер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100</text:p>
          </table:table-cell>
          <table:table-cell table:style-name="Таблица3.A1" office:value-type="string">
            <text:p text:style-name="P2"><text:span text:style-name="T6">Continue</text:span>. Частично переданные на сервер данные проверены и сервер удовлетворён начальными данными.</text:p>
            <text:p text:style-name="P2">Клиент может продолжать отправку заголовков и данных</text:p>
          </table:table-cell>
        </table:table-row>
        <table:table-row table:style-name="Таблица3.1">
          <table:table-cell table:style-name="Таблица3.A1" office:value-type="string">
            <text:p text:style-name="P6">101</text:p>
          </table:table-cell>
          <table:table-cell table:style-name="Таблица3.A1" office:value-type="string">
            <text:p text:style-name="P2"><text:span text:style-name="T8">Switching Protocols</text:span><text:span text:style-name="T9">. Сервер предлагает сменить протокол, перейти на более подходящий для указанного ресурса протокол.</text:span></text:p>
            <text:p text:style-name="P7">Список предлагаемых протоколов передаётся в заголовке Update</text:p>
            <text:p text:style-name="P7">Если клиент готов сменить протокол то новый запрос ожидается с указанием другого протокола</text:p>
          </table:table-cell>
        </table:table-row>
        <table:table-row table:style-name="Таблица3.1">
          <table:table-cell table:style-name="Таблица3.A1" office:value-type="string">
            <text:p text:style-name="P6">102</text:p>
          </table:table-cell>
          <table:table-cell table:style-name="Таблица3.A1" office:value-type="string">
            <text:p text:style-name="P2"><text:span text:style-name="T8">Processing</text:span> <text:span text:style-name="T9">(WebDAV). Запрос принят, на обработку запроса потребуется длительное время.</text:span></text:p>
            <text:p text:style-name="P7">Клиент, при получении такого ответа, должен сбросить таймер ожидания и ожидать следующего ответа в обычном режиме</text:p>
          </table:table-cell>
        </table:table-row>
        <table:table-row table:style-name="Таблица3.1">
          <table:table-cell table:style-name="Таблица3.A1" office:value-type="string">
            <text:p text:style-name="P6">105</text:p>
          </table:table-cell>
          <table:table-cell table:style-name="Таблица3.A1" office:value-type="string">
            <text:p text:style-name="P2"><text:span text:style-name="T8">Name Not Resolved</text:span><text:span text:style-name="T9">. Ошибка при разрешении доменного имени, в связи с не верным или отсутствующих ip адресом DNS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об успешной обработки запрос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200</text:p>
          </table:table-cell>
          <table:table-cell table:style-name="Таблица3.A1" office:value-type="string">
            <text:p text:style-name="P2"><text:span text:style-name="T6">Ok</text:span>. Успешный запрос. Результат запроса передаётся в заголовке или теле ответа</text:p>
          </table:table-cell>
        </table:table-row>
        <table:table-row table:style-name="Таблица3.1">
          <table:table-cell table:style-name="Таблица3.A1" office:value-type="string">
            <text:p text:style-name="P6">201</text:p>
          </table:table-cell>
          <table:table-cell table:style-name="Таблица3.A1" office:value-type="string">
            <text:p text:style-name="P2"><text:span text:style-name="T8">Created</text:span><text:span text:style-name="T9">. Успешный запрос, в результате которого был создан новый ресурс. В ответе возвращается заголовок </text:span><text:span text:style-name="T8">Location</text:span><text:span text:style-name="T9"> с указанием созданного ресурса. Так же возвращаются характеристики нового ресурса, </text:span><text:span text:style-name="T8">Content-Type</text:span><text:span text:style-name="T9">.</text:span></text:p>
          </table:table-cell>
        </table:table-row>
        <table:table-row table:style-name="Таблица3.1">
          <table:table-cell table:style-name="Таблица3.A1" office:value-type="string">
            <text:p text:style-name="P6">202</text:p>
          </table:table-cell>
          <table:table-cell table:style-name="Таблица3.A1" office:value-type="string">
            <text:p text:style-name="P2"><text:span text:style-name="T8">Accepted</text:span><text:span text:style-name="T9">. Запрос принят на обработку, но обработка не завершена. Клиенту нет необходимости ожидать окончания обработки запроса, так как процесс может быть весьма длительным</text:span></text:p>
          </table:table-cell>
        </table:table-row>
        <table:table-row table:style-name="Таблица3.1">
          <table:table-cell table:style-name="Таблица3.A1" office:value-type="string">
            <text:p text:style-name="P6">203</text:p>
          </table:table-cell>
          <table:table-cell table:style-name="Таблица3.A1" office:value-type="string">
            <text:p text:style-name="P2"><text:span text:style-name="T8">Non-Authoritative Information</text:span><text:span text:style-name="T9">. Успешный запрос, но передаваемая в ответе информация взята из кэша или не является гарантированно достоверной (могла устаре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204</text:p>
          </table:table-cell>
          <table:table-cell table:style-name="Таблица3.A1" office:value-type="string">
            <text:p text:style-name="P2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7">Клиент не должен обновлять тело документа/ресурса, но может применить к нему полученные данные</text:p>
          </table:table-cell>
        </table:table-row>
        <table:table-row table:style-name="Таблица3.1">
          <table:table-cell table:style-name="Таблица3.A1" office:value-type="string">
            <text:p text:style-name="P6">205</text:p>
          </table:table-cell>
          <table:table-cell table:style-name="Таблица3.A1" office:value-type="string">
            <text:p text:style-name="P2"><text:span text:style-name="T8">Reset Content</text:span><text:span text:style-name="T9">. Сервер обязывает клиента сбросить введённые пользователем данные.</text:span></text:p>
            <text:p text:style-name="P7">Тела сообщения сервер клиенту не передаёт. Документ на стороне клиента обновлять не обязательно</text:p>
          </table:table-cell>
        </table:table-row>
        <table:table-row table:style-name="Таблица3.1">
          <table:table-cell table:style-name="Таблица3.A1" office:value-type="string">
            <text:p text:style-name="P6">206</text:p>
          </table:table-cell>
          <table:table-cell table:style-name="Таблица3.A1" office:value-type="string">
            <text:p text:style-name="P2"><text:span text:style-name="T8">Partial Content</text:span><text:span text:style-name="T9">. Сервер удачно выполнил частичный GET запрос и возвращает только часть данных</text:span></text:p>
            <text:p text:style-name="P2"><text:span text:style-name="T9">В заголовке </text:span><text:span text:style-name="T8">Content-Range</text:span><text:span text:style-name="T9"> сервер указывает байтовые диапазоны содержимого</text:span></text:p>
          </table:table-cell>
        </table:table-row>
        <table:table-row table:style-name="Таблица3.1">
          <table:table-cell table:style-name="Таблица3.A1" office:value-type="string">
            <text:p text:style-name="P6">207</text:p>
          </table:table-cell>
          <table:table-cell table:style-name="Таблица3.A1" office:value-type="string">
            <text:p text:style-name="P2"><text:span text:style-name="T8">Multi-Status</text:span><text:span text:style-name="T9"> (WebDAV). Сервер возвращает результат выполнения сразу нескольких независимых операций.</text:span></text:p>
            <text:p text:style-name="P7">Результат ожидается в виде XML тела ответа с объектом multistatus</text:p>
          </table:table-cell>
        </table:table-row>
        <table:table-row table:style-name="Таблица3.1">
          <table:table-cell table:style-name="Таблица3.A1" office:value-type="string">
            <text:p text:style-name="P6">208</text:p>
          </table:table-cell>
          <table:table-cell table:style-name="Таблица3.A1" office:value-type="string">
            <text:p text:style-name="P2"><text:span text:style-name="T8">Already Reported</text:span><text:span text:style-name="T9"> (WebDAV). Код возвращается в случае запроса к ресурсу состоящему из коллекций данных повторяющихся между собой и фактически является указателем на то что данные ресурса А можно взять из ресурса Б так как они идентичны, либо данные ответа текущего запроса с итерацией совпадают с ответом предыдущих запросов с итерацией (ссылка). Так же сервер возвращает заголовок с ссылкой на данные на которые ссылае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226</text:p>
          </table:table-cell>
          <table:table-cell table:style-name="Таблица3.A1" office:value-type="string">
            <text:p text:style-name="P2"><text:span text:style-name="T8">IM Used</text:span><text:span text:style-name="T9">. Заголовок A-IM от клиента был успешно принят и обработан.</text:span></text:p>
            <text:p text:style-name="P7">Сервер возвращает содержимое с учётом указанных параметров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клиента о том что, для успешного выполнения запроса необходимо выполнить другой запрос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300</text:p>
          </table:table-cell>
          <table:table-cell table:style-name="Таблица3.A1" office:value-type="string">
            <text:p text:style-name="P2"><text:span text:style-name="T8">Multiple Choices</text:span><text:span text:style-name="T9">. Существует несколько вариантов предоставления ресурса по типу MIME</text:span></text:p>
            <text:p text:style-name="P7">Сервер возвращает список альтернатив для выбора на стороне клиента</text:p>
          </table:table-cell>
        </table:table-row>
        <table:table-row table:style-name="Таблица3.1">
          <table:table-cell table:style-name="Таблица3.A1" office:value-type="string">
            <text:p text:style-name="P6">301</text:p>
          </table:table-cell>
          <table:table-cell table:style-name="Таблица3.A1" office:value-type="string">
            <text:p text:style-name="P2"><text:span text:style-name="T8">Moved Permanently</text:span><text:span text:style-name="T9">. Запрошенный ресурс был окончательно перенесён на новый URI</text:span></text:p>
            <text:p text:style-name="P2"><text:span text:style-name="T9">Новый URI возвращается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2</text:p>
          </table:table-cell>
          <table:table-cell table:style-name="Таблица3.A1" office:value-type="string">
            <text:p text:style-name="P2"><text:span text:style-name="T8">Found</text:span><text:span text:style-name="T9">. </text:span><text:span text:style-name="T8">Moved Temporarily</text:span><text:span text:style-name="T9">. Запрошенный ресурс временно доступен по другому URI возвращаемому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3</text:p>
          </table:table-cell>
          <table:table-cell table:style-name="Таблица3.A1" office:value-type="string">
            <text:p text:style-name="P2"><text:span text:style-name="T8">See Other</text:span><text:span text:style-name="T9">. Ресурс по запрашиваемому URI необходимо запросить по адресу передаваемому в поле </text:span><text:span text:style-name="T8">Location</text:span><text:span text:style-name="T9"> и только методом GET несмотря на первоначальный запрос иным метод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304</text:p>
          </table:table-cell>
          <table:table-cell table:style-name="Таблица3.A1" office:value-type="string">
            <text:p text:style-name="P2"><text:span text:style-name="T8">Not Modified</text:span><text:span text:style-name="T9">. Сервер отвечает кодом 304 если ресурс был запрошен методом GET с использованием заголовков </text:span><text:span text:style-name="T8">If-Modified-Since</text:span><text:span text:style-name="T9"> или </text:span><text:span text:style-name="T8">If-None-Match</text:span><text:span text:style-name="T9"> и документ не изменился с указанного момента. П этом ответ сервера не содержит тело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305</text:p>
          </table:table-cell>
          <table:table-cell table:style-name="Таблица3.A1" office:value-type="string">
            <text:p text:style-name="P2"><text:span text:style-name="T8">Use Proxy</text:span><text:span text:style-name="T9">. Запрос к запрашиваемому ресурсу должен осуществляться через прокси URI которого указывается в заголовки ответа в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7</text:p>
          </table:table-cell>
          <table:table-cell table:style-name="Таблица3.A1" office:value-type="string">
            <text:p text:style-name="P2"><text:span text:style-name="T8">Temporary Redirect</text:span><text:span text:style-name="T9">. Запрошенный ресурс на короткое время доступен по другому URI указанному в заголовке ответа </text:span><text:span text:style-name="T8">Location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6">308</text:p>
          </table:table-cell>
          <table:table-cell table:style-name="Таблица3.A1" office:value-type="string">
            <text:p text:style-name="P2"><text:span text:style-name="T8">Permanent Redirect </text:span><text:span text:style-name="T9">(experiemental). Текущий запрос и все будущие запросы необходимо выполнить по другому URI ресурса. Новый адрес ресурса возвращается в заголовке </text:span><text:span text:style-name="T8">Location</text:span><text:span text:style-name="T9"> ответа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х клиента об ошибках со стороны клиента при отправке запрос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400</text:p>
          </table:table-cell>
          <table:table-cell table:style-name="Таблица3.A1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01</text:p>
          </table:table-cell>
          <table:table-cell table:style-name="Таблица3.A1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2</text:p>
          </table:table-cell>
          <table:table-cell table:style-name="Таблица3.A1" office:value-type="string">
            <text:p text:style-name="P2"><text:span text:style-name="T8">Payment Required</text:span><text:span text:style-name="T9">. Для доступа к ресурсу необходимо произвести оплат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3</text:p>
          </table:table-cell>
          <table:table-cell table:style-name="Таблица3.A1" office:value-type="string">
            <text:p text:style-name="P2"><text:span text:style-name="T8">Forbidden</text:span><text:span text:style-name="T9">. Сервер отказывается выполнять запрос из за ограничений в доступе клиента к указанному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4</text:p>
          </table:table-cell>
          <table:table-cell table:style-name="Таблица3.A1" office:value-type="string">
            <text:p text:style-name="P2"><text:span text:style-name="T8">Not Found</text:span><text:span text:style-name="T9">. На сервере отсутствует запрашиваемый ресур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05</text:p>
          </table:table-cell>
          <table:table-cell table:style-name="Таблица3.A1" office:value-type="string">
            <text:p text:style-name="P2"><text:span text:style-name="T8">Method Not Allowed</text:span><text:span text:style-name="T9">. Указанный клиентом метод нельзя применять к запрошенному ресурсу.</text:span></text:p>
            <text:p text:style-name="P2"><text:span text:style-name="T9">В ответе сервера будет заголовок </text:span><text:span text:style-name="T8">Allow</text:span><text:span text:style-name="T9"> с перечисленными через запятую методами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6</text:p>
          </table:table-cell>
          <table:table-cell table:style-name="Таблица3.A1" office:value-type="string">
            <text:p text:style-name="P2"><text:span text:style-name="T8">Not Acceptable</text:span><text:span text:style-name="T9">. Запрошенный ресурс не удовлетворяет переданным в заголовке характеристикам.</text:span></text:p>
            <text:p text:style-name="P7">Если запрос был не HEAD, то сервер в ответе вернёт список доступных характеристик запрашиваемого ресурса</text:p>
          </table:table-cell>
        </table:table-row>
        <table:table-row table:style-name="Таблица3.1">
          <table:table-cell table:style-name="Таблица3.A1" office:value-type="string">
            <text:p text:style-name="P6">407</text:p>
          </table:table-cell>
          <table:table-cell table:style-name="Таблица3.A1" office:value-type="string">
            <text:p text:style-name="P2"><text:span text:style-name="T8">Proxy Authentication Required</text:span><text:span text:style-name="T9">. Для доступа у ресурсу необходима аутентификация клиента на прокси сервере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8</text:p>
          </table:table-cell>
          <table:table-cell table:style-name="Таблица3.A1" office:value-type="string">
            <text:p text:style-name="P2"><text:span text:style-name="T8">Request Timeout</text:span><text:span text:style-name="T9">. Время ожидания сервера окончания передачи данных клиентом истекло,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09</text:p>
          </table:table-cell>
          <table:table-cell table:style-name="Таблица3.A1" office:value-type="string">
            <text:p text:style-name="P2"><text:span text:style-name="T8">Conflict</text:span><text:span text:style-name="T9">. Запрос не может быть выполнен из за конфликта обращения к ресурсу, например ресурс заблокирован другим клиент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410</text:p>
          </table:table-cell>
          <table:table-cell table:style-name="Таблица3.A1" office:value-type="string">
            <text:p text:style-name="P2"><text:span text:style-name="T8">Gone</text:span><text:span text:style-name="T9">. Ресурс ранее находившийся по указанному адресу удалён и не доступен, серверу не известно новый адрес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1</text:p>
          </table:table-cell>
          <table:table-cell table:style-name="Таблица3.A1" office:value-type="string">
            <text:p text:style-name="P2"><text:span text:style-name="T8">Length Required</text:span><text:span text:style-name="T9">. Для выполнения запроса к указанному ресурсу клиент должен передать Content-Length в заголовке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2</text:p>
          </table:table-cell>
          <table:table-cell table:style-name="Таблица3.A1" office:value-type="string">
            <text:p text:style-name="P2"><text:span text:style-name="T8">Precondition Failed</text:span><text:span text:style-name="T9">. Сервер не смог распознать ни один заголовок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3</text:p>
          </table:table-cell>
          <table:table-cell table:style-name="Таблица3.A1" office:value-type="string">
            <text:p text:style-name="P2"><text:span text:style-name="T8">Request Entity Too Large</text:span><text:span text:style-name="T9">. Сервер отказывается выполнять запрос из за слишком большого тела запроса</text:span></text:p>
            <text:p text:style-name="P2"><text:span text:style-name="T9">В случае если проблема временная, то возвращается заголовок </text:span><text:span text:style-name="T8">Retry-After</text:span><text:span text:style-name="T9"> с указанием времени, по истечении которого можно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14</text:p>
          </table:table-cell>
          <table:table-cell table:style-name="Таблица3.A1" office:value-type="string">
            <text:p text:style-name="P2"><text:span text:style-name="T8">Request-URL Too Long</text:span><text:span text:style-name="T9">. Сервер не может выполнить запрос к ресурсу из за слишком большого запрашиваемого URI</text:span></text:p>
          </table:table-cell>
        </table:table-row>
        <table:table-row table:style-name="Таблица3.1">
          <table:table-cell table:style-name="Таблица3.A1" office:value-type="string">
            <text:p text:style-name="P6">415</text:p>
          </table:table-cell>
          <table:table-cell table:style-name="Таблица3.A1" office:value-type="string">
            <text:p text:style-name="P2"><text:span text:style-name="T8">Unsupported Media Type</text:span><text:span text:style-name="T9">. Сервер отказывается работать с указанным типом данных передаваемого контента данным методом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6</text:p>
          </table:table-cell>
          <table:table-cell table:style-name="Таблица3.A1" office:value-type="string">
            <text:p text:style-name="P2"><text:span text:style-name="T8">Requested Range Not Satisfiable</text:span><text:span text:style-name="T9">. Не корректный запрос с указанием </text:span><text:span text:style-name="T8">Range</text:span><text:span text:style-name="T9">. В поле </text:span><text:span text:style-name="T8">Range</text:span><text:span text:style-name="T9"> заголовка запроса указан диапазон за пределами ресурса и отсутствует поле </text:span><text:span text:style-name="T8">If-Range</text:span></text:p>
            <text:p text:style-name="P2"><text:span text:style-name="T9">Если клиент передал байтовый диапазон, то сервер вернёт ресурса в заголовке </text:span><text:span text:style-name="T8">Content-Range</text:span><text:span text:style-name="T9"> отв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7</text:p>
          </table:table-cell>
          <table:table-cell table:style-name="Таблица3.A1" office:value-type="string">
            <text:p text:style-name="P2"><text:span text:style-name="T8">Expectation Failed</text:span><text:span text:style-name="T9">. Сервер не может удовлетворить переданный от клиента заголовок запроса </text:span><text:span text:style-name="T8">Expect</text:span><text:span text:style-name="T9"> (жда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418</text:p>
          </table:table-cell>
          <table:table-cell table:style-name="Таблица3.A1" office:value-type="string">
            <text:p text:style-name="P2"><text:span text:style-name="T8">I'm a teapot</text:span><text:span text:style-name="T9"> (RFC 2324). Я чайник. Первоапрельская шутка от IETF :)</text:span></text:p>
          </table:table-cell>
        </table:table-row>
        <table:table-row table:style-name="Таблица3.1">
          <table:table-cell table:style-name="Таблица3.A1" office:value-type="string">
            <text:p text:style-name="P6">420</text:p>
          </table:table-cell>
          <table:table-cell table:style-name="Таблица3.A1" office:value-type="string">
            <text:p text:style-name="P2"><text:span text:style-name="T8">Enhance Your Calm</text:span><text:span text:style-name="T9"> (Twitter). Ответ аналогичен ответу 429 – слишком много запросов, призван заставить клиента отправлять меньшее количество запросов к ресурсу.</text:span></text:p>
            <text:p text:style-name="P2"><text:span text:style-name="T9">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22</text:p>
          </table:table-cell>
          <table:table-cell table:style-name="Таблица3.A1" office:value-type="string">
            <text:p text:style-name="P2"><text:span text:style-name="T8">Unprocessable Entity</text:span><text:span text:style-name="T9"> (WebDAV). <text:s/>Не обрабатываемая сущность. Запрос к серверу корректный и верный, но в теле запроса имеется логическая ошибка из за которой не возможно выполнить запрос к ресурсу </text:span></text:p>
          </table:table-cell>
        </table:table-row>
        <table:table-row table:style-name="Таблица3.1">
          <table:table-cell table:style-name="Таблица3.A1" office:value-type="string">
            <text:p text:style-name="P6">423</text:p>
          </table:table-cell>
          <table:table-cell table:style-name="Таблица3.A1" office:value-type="string">
            <text:p text:style-name="P2"><text:span text:style-name="T8">Locked</text:span><text:span text:style-name="T9"> (WebDAV). В результате запроса ресурс успешно заблокиро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4</text:p>
          </table:table-cell>
          <table:table-cell table:style-name="Таблица3.A1" office:value-type="string">
            <text:p text:style-name="P2"><text:span text:style-name="T8">Failed Dependency</text:span><text:span text:style-name="T9"> (WebDAV). Успешность выполнения запроса зависит от не разрешимой зависимости (другого запроса) который ещё не выполн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5</text:p>
          </table:table-cell>
          <table:table-cell table:style-name="Таблица3.A1" office:value-type="string">
            <text:p text:style-name="P2"><text:span text:style-name="T8">Unordered Collection</text:span><text:span text:style-name="T9">. Запрос коллекции ресурсов в не корректном порядке или запрос к упорядоченному ресурсу в не корректном порядке</text:span></text:p>
          </table:table-cell>
        </table:table-row>
        <table:table-row table:style-name="Таблица3.1">
          <table:table-cell table:style-name="Таблица3.A1" office:value-type="string">
            <text:p text:style-name="P6">426</text:p>
          </table:table-cell>
          <table:table-cell table:style-name="Таблица3.A1" office:value-type="string">
            <text:p text:style-name="P2"><text:span text:style-name="T8">Upgrade Required</text:span><text:span text:style-name="T9">. Клиенту необходимо обновить протокол запроса. В заголовке ответа сервера </text:span><text:span text:style-name="T8">Upgrade</text:span><text:span text:style-name="T9"> и </text:span><text:span text:style-name="T8">Connection</text:span><text:span text:style-name="T9"> возвращаются указания, которые должен выполнить клиент для успешности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28</text:p>
          </table:table-cell>
          <table:table-cell table:style-name="Таблица3.A1" office:value-type="string">
            <text:p text:style-name="P2"><text:span text:style-name="T8">Precondition Required</text:span><text:span text:style-name="T9">. Сервер требует от клиента выполнить запрос с указанием заголовков </text:span><text:span text:style-name="T8">Range</text:span><text:span text:style-name="T9"> и </text:span><text:span text:style-name="T8">If-Match</text:span></text:p>
          </table:table-cell>
        </table:table-row>
        <table:table-row table:style-name="Таблица3.1">
          <table:table-cell table:style-name="Таблица3.A1" office:value-type="string">
            <text:p text:style-name="P6">429</text:p>
          </table:table-cell>
          <table:table-cell table:style-name="Таблица3.A1" office:value-type="string">
            <text:p text:style-name="P2"><text:span text:style-name="T8">Too Many Requests</text:span><text:span text:style-name="T9">. Слишком много запросов клиента к ресурсу. 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31</text:p>
          </table:table-cell>
          <table:table-cell table:style-name="Таблица3.A1" office:value-type="string">
            <text:p text:style-name="P2"><text:span text:style-name="T8">Request Header Fields Too Large</text:span><text:span text:style-name="T9">. От клиента получено слишком много заголовков или длинна заголовка </text:span><text:span text:style-name="T9">превысило допустимые размеры.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34</text:p>
          </table:table-cell>
          <table:table-cell table:style-name="Таблица3.A1" office:value-type="string">
            <text:p text:style-name="P2"><text:span text:style-name="T8">Requested Host Unavailable</text:span><text:span text:style-name="T9">. Запрашиваемый ресурс не доступ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44</text:p>
          </table:table-cell>
          <table:table-cell table:style-name="Таблица3.A1" office:value-type="string">
            <text:p text:style-name="P2"><text:span text:style-name="T8">No Response</text:span><text:span text:style-name="T9"> (Nginx). Сервер отказывается или не может вернуть результат запроса к ресурсу и незамедлительно закрывает соединение </text:span></text:p>
          </table:table-cell>
        </table:table-row>
        <table:table-row table:style-name="Таблица3.1">
          <table:table-cell table:style-name="Таблица3.A1" office:value-type="string">
            <text:p text:style-name="P6">449</text:p>
          </table:table-cell>
          <table:table-cell table:style-name="Таблица3.A1" office:value-type="string">
            <text:p text:style-name="P2"><text:span text:style-name="T8">Retry With</text:span><text:span text:style-name="T9"> (Microsoft). В запросе к ресурсу не достаточно информации для его успешного выполнения. В заголовке ответа сервера передаётся </text:span><text:span text:style-name="T8">Ms-Echo-Request</text:span><text:span text:style-name="T9"> с указанием необходимых полей</text:span></text:p>
          </table:table-cell>
        </table:table-row>
        <table:table-row table:style-name="Таблица3.1">
          <table:table-cell table:style-name="Таблица3.A1" office:value-type="string">
            <text:p text:style-name="P6">450</text:p>
          </table:table-cell>
          <table:table-cell table:style-name="Таблица3.A1" office:value-type="string">
            <text:p text:style-name="P2"><text:span text:style-name="T8">Blocked by Parental Controls</text:span><text:span text:style-name="T9"> (Microsoft). Запрос заблокирован системой «родительский контроль»</text:span></text:p>
          </table:table-cell>
        </table:table-row>
        <table:table-row table:style-name="Таблица3.1">
          <table:table-cell table:style-name="Таблица3.A1" office:value-type="string">
            <text:p text:style-name="P6">451</text:p>
          </table:table-cell>
          <table:table-cell table:style-name="Таблица3.A1" office:value-type="string">
            <text:p text:style-name="P2"><text:span text:style-name="T8">Unavailable For Legal Reasons</text:span><text:span text:style-name="T9">. Доступ к ресурсу закрыт по юридическим причинам или по требованиям органов государственной власт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56</text:p>
          </table:table-cell>
          <table:table-cell table:style-name="Таблица3.A1" office:value-type="string">
            <text:p text:style-name="P2"><text:span text:style-name="T8">Unrecoverable Error</text:span><text:span text:style-name="T9">. Обработка запроса вызывает не обрабатываемые сбои в базе данных или её таблицах</text:span></text:p>
          </table:table-cell>
        </table:table-row>
        <table:table-row table:style-name="Таблица3.1">
          <table:table-cell table:style-name="Таблица3.A1" office:value-type="string">
            <text:p text:style-name="P6">499</text:p>
          </table:table-cell>
          <table:table-cell table:style-name="Таблица3.A1" office:value-type="string">
            <text:p text:style-name="P2"><text:span text:style-name="T8">Client Closed Request </text:span><text:span text:style-name="T9">(Nginx). Код введён nginx для записи в логи. Указывает на то что клиент закрыл соединение не попытавшись получить от сервера ответ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клиента об ошибках на стороне сервер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500</text:p>
          </table:table-cell>
          <table:table-cell table:style-name="Таблица3.A1" office:value-type="string">
            <text:p text:style-name="P2"><text:span text:style-name="T8">Internal Server Error</text:span><text:span text:style-name="T9">. Любая не описанная ошибка на стороне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1</text:p>
          </table:table-cell>
          <table:table-cell table:style-name="Таблица3.A1" office:value-type="string">
            <text:p text:style-name="P2"><text:span text:style-name="T8">Not Implemented</text:span><text:span text:style-name="T9">. Сервер не имеет возможностей для удовлетворения доступа к ресурсу или реализация обработки запроса ещё не закончен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2</text:p>
          </table:table-cell>
          <table:table-cell table:style-name="Таблица3.A1" office:value-type="string">
            <text:p text:style-name="P2"><text:span text:style-name="T8">Bad Gateway</text:span><text:span text:style-name="T9">. Сервер, выступающий в роли шлюза или прокси, получил не корректный ответ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3</text:p>
          </table:table-cell>
          <table:table-cell table:style-name="Таблица3.A1" office:value-type="string">
            <text:p text:style-name="P2"><text:span text:style-name="T8">Service Unavailable</text:span><text:span text:style-name="T9">. По техническим причинам сервер не может выполнить запрос к ресурсу. В ответе сервер возвращает заголовок Retry-After с указанием времени через которое клиент может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504</text:p>
          </table:table-cell>
          <table:table-cell table:style-name="Таблица3.A1" office:value-type="string">
            <text:p text:style-name="P2"><text:span text:style-name="T8">Gateway Timeout</text:span><text:span text:style-name="T9">. Сервер, выступающий в роли шлюза или прокси, не дождался ответа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5</text:p>
          </table:table-cell>
          <table:table-cell table:style-name="Таблица3.A1" office:value-type="string">
            <text:p text:style-name="P2"><text:span text:style-name="T8">HTTP Version Not Supported</text:span><text:span text:style-name="T9">. Сервер отказывается поддерживать указанную в запросе версию HTTP протокол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6</text:p>
          </table:table-cell>
          <table:table-cell table:style-name="Таблица3.A1" office:value-type="string">
            <text:p text:style-name="P2"><text:span text:style-name="T8">Variant Also Negotiates</text:span><text:span text:style-name="T9">. Ошибка на стороне сервера связанная с циклической или рекурсивной задачей которая не может завершить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7</text:p>
          </table:table-cell>
          <table:table-cell table:style-name="Таблица3.A1" office:value-type="string">
            <text:p text:style-name="P2"><text:span text:style-name="T8">Insufficient Storage </text:span><text:span text:style-name="T9">(WebDAV). Не достаточно места или ресурсов пользователя для выполнения запросов. Код может </text:span><text:soft-page-break/><text:span text:style-name="T9">возвращаться как по причинам физической не хватки ресурсов так и по причине текущих лимитов пользовател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8</text:p>
          </table:table-cell>
          <table:table-cell table:style-name="Таблица3.A1" office:value-type="string">
            <text:p text:style-name="P2"><text:span text:style-name="T8">Loop Detected</text:span><text:span text:style-name="T9"> (WebDAV). Бесконечный цикл. Запрос завершился в результате вызванного на сервере бесконечного цикла который не мог закончи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9</text:p>
          </table:table-cell>
          <table:table-cell table:style-name="Таблица3.A1" office:value-type="string">
            <text:p text:style-name="P2"><text:span text:style-name="T8">Bandwidth Limit Exceeded </text:span><text:span text:style-name="T9">(Apache). Запрос прерван в связи с превышением со стороны клиента ограничений на скорость доступа к ресурсам</text:span></text:p>
          </table:table-cell>
        </table:table-row>
        <table:table-row table:style-name="Таблица3.1">
          <table:table-cell table:style-name="Таблица3.A1" office:value-type="string">
            <text:p text:style-name="P6">510</text:p>
          </table:table-cell>
          <table:table-cell table:style-name="Таблица3.A1" office:value-type="string">
            <text:p text:style-name="P2"><text:span text:style-name="T8">Not Extended</text:span><text:span text:style-name="T9">. На сервере отсутствует расширение которое необходимо для успешного выполнения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11</text:p>
          </table:table-cell>
          <table:table-cell table:style-name="Таблица3.A1" office:value-type="string">
            <text:p text:style-name="P2"><text:span text:style-name="T8">Network Authentication Required</text:span><text:span text:style-name="T9">. Запрос был прерван сервером посредником, прокси или шлюзом из за необходимости авторизации клиента на сервере посреднике до начала выполнения запро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6">598</text:p>
          </table:table-cell>
          <table:table-cell table:style-name="Таблица3.A1" office:value-type="string">
            <text:p text:style-name="P2"><text:span text:style-name="T8">Network Read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считать ответ на запрос к вышестоящему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99</text:p>
          </table:table-cell>
          <table:table-cell table:style-name="Таблица3.A1" office:value-type="string">
            <text:p text:style-name="P2"><text:span text:style-name="T8">Network Connect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установить связь с вышестоящим сервером (подключиться к серверу)</text:span></text:p>
          </table:table-cell>
        </table:table-row>
      </table:table>
      <text:list xml:id="list1704062121" text:continue-numbering="true" text:style-name="Outline">
        <text:list-item>
          <text:list>
            <text:list-item>
              <text:h text:style-name="P70" text:outline-level="2">Внутренние коды ошибок возвращаемые в структуре error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code</text:p>
          </table:table-cell>
          <table:table-cell table:style-name="Таблица4.A1" table:number-columns-spanned="4" office:value-type="string">
            <text:p text:style-name="P4">message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5" office:value-type="string">
            <text:p text:style-name="P4">Внутренние коды ошибок, возвращаются вместе с HTTP кодом 500-5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">Код</text:p>
          </table:table-cell>
          <table:table-cell table:style-name="Таблица4.A1" table:number-columns-spanned="3" office:value-type="string">
            <text:p text:style-name="P4">Возвращаемое описание ошибки в message</text:p>
          </table:table-cell>
          <table:covered-table-cell/>
          <table:covered-table-cell/>
          <table:table-cell table:style-name="Таблица4.A1" office:value-type="string">
            <text:p text:style-name="P4">Внутренняя ошибка для разработчиков или администраторов</text:p>
          </table:table-cell>
        </table:table-row>
        <table:table-row table:style-name="Таблица4.1">
          <table:table-cell table:style-name="Таблица4.A1" office:value-type="string">
            <text:p text:style-name="P6">-1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Любая не конкретизированная ошибка</text:p>
          </table:table-cell>
        </table:table-row>
        <table:table-row table:style-name="Таблица4.1">
          <table:table-cell table:style-name="Таблица4.A1" office:value-type="string">
            <text:p text:style-name="P6">-2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определения IP адреса</text:p>
          </table:table-cell>
        </table:table-row>
        <table:table-row table:style-name="Таблица4.1">
          <table:table-cell table:style-name="Таблица4.A1" office:value-type="string">
            <text:p text:style-name="P6">-3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я DNS имени</text:p>
          </table:table-cell>
        </table:table-row>
        <table:table-row table:style-name="Таблица4.1">
          <table:table-cell table:style-name="Таблица4.A1" office:value-type="string">
            <text:p text:style-name="P6">-4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збора json в структуру</text:p>
          </table:table-cell>
        </table:table-row>
        <table:table-row table:style-name="Таблица4.1">
          <table:table-cell table:style-name="Таблица4.A1" office:value-type="string">
            <text:p text:style-name="P6">-5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jpeg библиотекой</text:p>
          </table:table-cell>
        </table:table-row>
        <table:table-row table:style-name="Таблица4.1">
          <table:table-cell table:style-name="Таблица4.A1" office:value-type="string">
            <text:p text:style-name="P6">-6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базой данных</text:p>
          </table:table-cell>
        </table:table-row>
        <table:table-row table:style-name="Таблица4.1">
          <table:table-cell table:style-name="Таблица4.A1" office:value-type="string">
            <text:p text:style-name="P6">-7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сохранения файла в хранилище файлов</text:p>
          </table:table-cell>
        </table:table-row>
        <table:table-row table:style-name="Таблица4.1">
          <table:table-cell table:style-name="Таблица4.A11" office:value-type="float" office:value="-8">
            <text:p text:style-name="P6">-8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тказ како-то компонента стороннего разработчика (vendor) вызвавшего панику. Паника была восстановлена, но что конкретно произошло не ясно.</text:p>
          </table:table-cell>
        </table:table-row>
        <table:table-row table:style-name="Таблица4.1">
          <table:table-cell table:style-name="Таблица4.A11" office:value-type="float" office:value="-9">
            <text:p text:style-name="P6">-9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е файла по идентификатору файла из хранилища</text:p>
          </table:table-cell>
        </table:table-row>
        <table:table-row table:style-name="Таблица4.1">
          <table:table-cell table:style-name="Таблица4.A13" office:value-type="float" office:value="-10">
            <text:p text:style-name="P6">-10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копирование структуры данных</text:p>
          </table:table-cell>
        </table:table-row>
        <table:table-row table:style-name="Таблица4.1">
          <table:table-cell table:style-name="Таблица4.A13" office:value-type="float" office:value="-11">
            <text:p text:style-name="P6">-11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получения файла из хранилища в виде io.ReadSeekerCloser()</text:p>
          </table:table-cell>
        </table:table-row>
        <table:table-row table:style-name="Таблица4.1">
          <table:table-cell table:style-name="Таблица4.A13" office:value-type="float" office:value="-12">
            <text:p text:style-name="P6">-12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удаления файла в файловом хранилище</text:p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A1" table:number-columns-spanned="5" office:value-type="string">
            <text:p text:style-name="P4">Публичные коды ошибок, возвращаются с кодами HTTP входящими в диапазон 100-4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1</text:p>
          </table:table-cell>
          <table:table-cell table:style-name="Таблица4.A1" table:number-columns-spanned="4" office:value-type="string">
            <text:p text:style-name="P2">Ошибка, <text:s/>логин или пароль указан не верно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2</text:p>
          </table:table-cell>
          <table:table-cell table:style-name="Таблица4.A1" table:number-columns-spanned="4" office:value-type="string">
            <text:p text:style-name="P2">Ошибка, указанный токен доступа не верный или просрочен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3</text:p>
          </table:table-cell>
          <table:table-cell table:style-name="Таблица4.A1" table:number-columns-spanned="4" office:value-type="string">
            <text:p text:style-name="P2">Выбран не поддерживаемый язык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rows-spanned="5" office:value-type="string">
            <text:p text:style-name="P8">4</text:p>
          </table:table-cell>
          <table:table-cell table:style-name="Таблица4.A1" table:number-columns-spanned="4" office:value-type="string">
            <text:p text:style-name="P2">Переданы неверные данные. Данный код ответа сопровождается HTTP кодом ответа 400<text:line-break/>Структура объекта errors – массив объектов:</text:p>
          </table:table-cell>
          <table:covered-table-cell/>
          <table:covered-table-cell/>
          <table:covered-table-cell/>
        </table:table-row>
        <table:table-row table:style-name="Таблица4.26">
          <table:covered-table-cell/>
          <table:table-cell table:style-name="Таблица4.A1" office:value-type="string">
            <text:p text:style-name="P4">Имя</text:p>
          </table:table-cell>
          <table:table-cell table:style-name="Таблица4.A1" office:value-type="string">
            <text:p text:style-name="P4">Тип</text:p>
          </table:table-cell>
          <table:table-cell table:style-name="Таблица4.A1" table:number-columns-spanned="2" office:value-type="string">
            <text:p text:style-name="P4">Описание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Название поля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Valu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Переданное значение поля field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messag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Описание ошибки</text:p>
          </table:table-cell>
          <table:covered-table-cell/>
        </table:table-row>
        <table:table-row table:style-name="Таблица4.27">
          <table:table-cell table:style-name="Таблица4.A11" office:value-type="float" office:value="5">
            <text:p text:style-name="P8">5</text:p>
          </table:table-cell>
          <table:table-cell table:style-name="Таблица4.A1" table:number-columns-spanned="4" office:value-type="string">
            <text:p text:style-name="P9">Не переданы данные в формате JSON или XML</text:p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A11">
            <text:p text:style-name="P8"/>
          </table:table-cell>
          <table:table-cell table:style-name="Таблица4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B13" office:value-type="string">
            <text:p text:style-name="P8"/>
          </table:table-cell>
          <table:table-cell table:style-name="Таблица4.B1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3"/>
      <text:list xml:id="list1174618368" text:continue-numbering="true" text:style-name="Outline">
        <text:list-item>
          <text:h text:style-name="P68" text:outline-level="1"><text:bookmark text:name="_Типы_колонок_распознаваемые"/><text:bookmark text:name="_Типы_колонок_распознаваемые_1"/><text:bookmark text:name="_Типы_колонок_распознаваемые_2"/><text:bookmark text:name="_Типы_колонок_распознаваемые_3"/><text:bookmark text:name="_Оглавление_2"/>Оглавление</text:h>
        </text:list-item>
      </text:list>
      <text:p text:style-name="P1"><text:span text:style-name="T5"><text:line-break/></text:span><text:a xlink:type="simple" xlink:href="#1.Описание|outline" text:style-name="Internet_20_link" text:visited-style-name="Visited_20_Internet_20_Link"><text:span text:style-name="T2">описание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list xml:id="list1985694865" text:continue-numbering="true" text:style-name="Outline">
              <text:list-item>
                <text:list>
                  <text:list-item>
                    <text:h text:style-name="P71" text:outline-level="2">Core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2">B</text:p>
          </table:table-cell>
          <table:table-cell table:style-name="Таблица5.B2" office:value-type="string">
            <text:p text:style-name="P2">F</text:p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version</text:p>
          </table:table-cell>
          <table:table-cell table:style-name="Таблица5.C2" office:value-type="string">
            <text:p text:style-name="Standard"><text:a xlink:type="simple" xlink:href="#5.Текущая версия приложения|outline" text:style-name="Internet_20_link" text:visited-style-name="Visited_20_Internet_20_Link">Текущая версия приложения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GET</text:p>
          </table:table-cell>
          <table:table-cell table:style-name="Таблица5.D3" office:value-type="string">
            <text:p text:style-name="P12">/api/v1.0/ping</text:p>
          </table:table-cell>
          <table:table-cell table:style-name="Таблица5.C3" office:value-type="string">
            <text:p text:style-name="Standard"><text:a xlink:type="simple" xlink:href="#5.Проверка доступности сервера|outline" text:style-name="Internet_20_link" text:visited-style-name="Visited_20_Internet_20_Link"><text:span text:style-name="T12">Проверка доступности сервера</text:span></text:a></text:p>
          </table:table-cell>
        </table:table-row>
        <table:table-row table:style-name="Таблица5.2">
          <table:table-cell table:style-name="Таблица5.A2" office:value-type="string">
            <text:p text:style-name="P2"/>
          </table:table-cell>
          <table:table-cell table:style-name="Таблица5.B2" office:value-type="string">
            <text:p text:style-name="P2"/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panic</text:p>
          </table:table-cell>
          <table:table-cell table:style-name="Таблица5.C2" office:value-type="string">
            <text:p text:style-name="Standard"><text:a xlink:type="simple" xlink:href="#6.Проверка ошибки 5**|outline" text:style-name="Internet_20_link" text:visited-style-name="Visited_20_Internet_20_Link"><text:span text:style-name="T12">Проверка ошибки 5**</text:span>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PUT</text:p>
          </table:table-cell>
          <table:table-cell table:style-name="Таблица5.D3" office:value-type="string">
            <text:p text:style-name="P12">/api/v1.0/settings/time</text:p>
          </table:table-cell>
          <table:table-cell table:style-name="Таблица5.C3" office:value-type="string">
            <text:p text:style-name="Standard"><text:a xlink:type="simple" xlink:href="#8.Серверное время в UTC|outline" text:style-name="Internet_20_link" text:visited-style-name="Visited_20_Internet_20_Link">Серверное время в UTC</text:a></text:p>
          </table:table-cell>
        </table:table-row>
        <table:table-row table:style-name="Таблица5.6">
          <table:table-cell table:style-name="Таблица5.C2" table:number-columns-spanned="5" office:value-type="string">
            <text:list xml:id="list1522188788" text:continue-numbering="true" text:style-name="Outline">
              <text:list-item>
                <text:list>
                  <text:list-item>
                    <text:h text:style-name="P70" text:outline-level="2">Какой-то функционала бизнес логики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<text:span text:style-name="T17">OPTIONS</text:span></text:p>
          </table:table-cell>
          <table:table-cell table:style-name="Таблица5.D7" office:value-type="string">
            <text:p text:style-name="P12">/api/v1.0/myitem</text:p>
          </table:table-cell>
          <table:table-cell table:style-name="Таблица5.B7" office:value-type="string">
            <text:p text:style-name="P15"><text:a xlink:type="simple" xlink:href="#9.Получение состояния данных в БД|outline" text:style-name="Internet_20_link" text:visited-style-name="Visited_20_Internet_20_Link">Получение состояния данных в БД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2">POST</text:p>
          </table:table-cell>
          <table:table-cell table:style-name="Таблица5.D7" office:value-type="string">
            <text:p text:style-name="P12">/api/v1.0/myitem</text:p>
          </table:table-cell>
          <table:table-cell table:style-name="Таблица5.B7" office:value-type="string">
            <text:p text:style-name="P15"><text:a xlink:type="simple" xlink:href="#10.Сохранение в БД данных|outline" text:style-name="Internet_20_link" text:visited-style-name="Visited_20_Internet_20_Link">Сохранение в БД данных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GET</text:p>
          </table:table-cell>
          <table:table-cell table:style-name="Таблица5.D7" office:value-type="string">
            <text:p text:style-name="P12">/api/v1.0/myitem/{id}</text:p>
          </table:table-cell>
          <table:table-cell table:style-name="Таблица5.B7" office:value-type="string">
            <text:p text:style-name="P15"><text:a xlink:type="simple" xlink:href="#11.Получение данных из БД по ID|outline" text:style-name="Internet_20_link" text:visited-style-name="Visited_20_Internet_20_Link">Получение данных из БД по ID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DELETE</text:p>
          </table:table-cell>
          <table:table-cell table:style-name="Таблица5.D7" office:value-type="string">
            <text:p text:style-name="P12">/api/v1.0/myitem/{id}</text:p>
          </table:table-cell>
          <table:table-cell table:style-name="Таблица5.B7" office:value-type="string">
            <text:p text:style-name="P15"><text:a xlink:type="simple" xlink:href="#12.Удаление данных в БД по ID|outline" text:style-name="Internet_20_link" text:visited-style-name="Visited_20_Internet_20_Link">Удаление данных в БД по ID</text:a></text:p>
          </table:table-cell>
        </table:table-row>
      </table:table>
      <text:p text:style-name="P3"/>
      <text:list xml:id="list298740318" text:continue-numbering="true" text:style-name="Outline">
        <text:list-item>
          <text:h text:style-name="P67" text:outline-level="1"><text:bookmark text:name="_Аутентификация"/>Текущая версия приложения</text:h>
        </text:list-item>
      </text:list>
      <text:p text:style-name="P1"><text:a xlink:type="simple" xlink:href="#1.Оглавление|outline" text:style-name="Internet_20_link" text:visited-style-name="Visited_20_Internet_20_Link"><text:span text:style-name="T5">оглавление</text:span></text:a></text:p>
      <text:p text:style-name="P34"><text:span text:style-name="T14">Метод возвращает текущую версию приложения в семантике «</text:span><text:bookmark text:name="semantic-versioning-200"/>Semantic Versioning 2.0.0» http://semver.org/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 table:style-name="Таблица41.1">
          <table:table-cell table:style-name="Таблица41.A1" office:value-type="string">
            <text:p text:style-name="P20">Адрес</text:p>
          </table:table-cell>
          <table:table-cell table:style-name="Таблица41.A1" table:number-columns-spanned="3" office:value-type="string">
            <text:p text:style-name="P27">/api/v1.0/version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0">Метод</text:p>
          </table:table-cell>
          <table:table-cell table:style-name="Таблица41.A1" table:number-columns-spanned="3" office:value-type="string">
            <text:p text:style-name="P20">GET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3" table:number-columns-spanned="4" office:value-type="string">
            <text:p text:style-name="P21">В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4">
          <table:table-cell table:style-name="Таблица41.A3" office:value-type="string">
            <text:p text:style-name="P20">Заголовки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5">
          <table:table-cell table:style-name="Таблица41.A3" office:value-type="string">
            <text:p text:style-name="P20">Параметры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5" office:value-type="string">
            <text:p text:style-name="P2"/>
          </table:table-cell>
        </table:table-row>
        <table:table-row table:style-name="Таблица41.5">
          <table:table-cell table:style-name="Таблица41.A6" table:number-columns-spanned="4" office:value-type="string">
            <text:p text:style-name="P21">Ис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7">
          <table:table-cell table:style-name="Таблица41.A6" table:number-rows-spanned="3" office:value-type="string">
            <text:p text:style-name="P20">Заголовки</text:p>
          </table:table-cell>
          <table:table-cell table:style-name="Таблица41.A1" office:value-type="string">
            <text:p text:style-name="P21">Имя</text:p>
          </table:table-cell>
          <table:table-cell table:style-name="Таблица41.A1" office:value-type="string">
            <text:p text:style-name="P21">Значение</text:p>
          </table:table-cell>
          <table:table-cell table:style-name="Таблица41.A1" office:value-type="string">
            <text:p text:style-name="P21">Описание</text:p>
          </table:table-cell>
          <table:table-cell table:style-name="Таблица41.E1" table:number-rows-spanned="3" office:value-type="string">
            <text:p text:style-name="P2"/>
          </table:table-cell>
        </table:table-row>
        <table:table-row table:style-name="Таблица41.7">
          <table:covered-table-cell/>
          <table:table-cell table:style-name="Таблица41.B8" office:value-type="string">
            <text:p text:style-name="P20">Content-Type</text:p>
          </table:table-cell>
          <table:table-cell table:style-name="Таблица41.B8" office:value-type="string">
            <text:p text:style-name="P20">application/json</text:p>
          </table:table-cell>
          <table:table-cell table:style-name="Таблица41.B8" office:value-type="string">
            <text:p text:style-name="P20">Формат передаваемых данных</text:p>
          </table:table-cell>
          <table:covered-table-cell/>
        </table:table-row>
        <table:table-row table:style-name="Таблица41.7">
          <table:covered-table-cell/>
          <table:table-cell table:style-name="Таблица41.B8" office:value-type="string">
            <text:p text:style-name="P25">Retry-After</text:p>
          </table:table-cell>
          <table:table-cell table:style-name="Таблица41.B8" office:value-type="string">
            <text:p text:style-name="P20">{<text:span text:style-name="T6">waitTimeSec</text:span>}</text:p>
          </table:table-cell>
          <table:table-cell table:style-name="Таблица41.B8" office:value-type="string">
            <text:p text:style-name="P20">Рекомендуемое время ожидания до выполнения следующего запроса</text:p>
          </table:table-cell>
          <table:covered-table-cell/>
        </table:table-row>
        <table:table-row table:style-name="Таблица41.10">
          <table:table-cell table:style-name="Таблица41.A6" table:number-rows-spanned="2" office:value-type="string">
            <text:p text:style-name="P20">Параметры</text:p>
          </table:table-cell>
          <table:table-cell table:style-name="Таблица41.B10" office:value-type="string">
            <text:p text:style-name="P21">Имя</text:p>
          </table:table-cell>
          <table:table-cell table:style-name="Таблица41.B10" office:value-type="string">
            <text:p text:style-name="P21">Значение</text:p>
          </table:table-cell>
          <table:table-cell table:style-name="Таблица41.B8" office:value-type="string">
            <text:p text:style-name="P21">Описание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5">version</text:p>
          </table:table-cell>
          <table:table-cell table:style-name="Таблица41.B10" office:value-type="string">
            <text:p text:style-name="P20">Строка</text:p>
          </table:table-cell>
          <table:table-cell table:style-name="Таблица41.B8" office:value-type="string">
            <text:p text:style-name="P26">Текущая версия приложения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1">HTTP коды</text:p>
          </table:table-cell>
          <table:table-cell table:style-name="Таблица41.A1" table:number-columns-spanned="3" office:value-type="string">
            <text:p text:style-name="P21">Описание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>200</text:p>
          </table:table-cell>
          <table:table-cell table:style-name="Таблица41.A1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Успешный запрос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B8" office:value-type="string">
            <text:p text:style-name="P24">500</text:p>
          </table:table-cell>
          <table:table-cell table:style-name="Таблица41.B8" table:number-columns-spanned="3" office:value-type="string">
            <text:p text:style-name="P20"><text:span text:style-name="T8">Internal Server Error</text:span><text:span text:style-name="T9">. Любая не описанная ошибка на стороне сервера</text:span></text:p>
            <text:p text:style-name="P17">Сервер не в состоянии вернуть отв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table:number-columns-spanned="4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/>
          </table:table-cell>
          <table:table-cell table:style-name="Таблица41.A1" table:number-columns-spanned="3" office:value-type="string">
            <text:p text:style-name="P20"/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</table:table>
      <text:p text:style-name="P2">Где:</text:p>
      <text:p text:style-name="P39">{<text:span text:style-name="T6">waitTimeSec</text:span>} – Рекомендуемое время ожидания до выполнения следующего запроса</text:p>
      <text:p text:style-name="P40"/>
      <text:list xml:id="list2103708700" text:continue-numbering="true" text:style-name="Outline">
        <text:list-item>
          <text:h text:style-name="P68" text:outline-level="1"><text:bookmark text:name="_Аутентификация_пользователя"/><text:bookmark text:name="_Создание_новой_записи_1"/><text:bookmark text:name="_Удаление_записи_категории"/><text:bookmark text:name="_Проверка_доступности_сервера"/>Проверка доступности сервера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доступности сервера, действительности токена доступа и своевременного закрытия интерфейса пользователя в случае не доступности сервера или вывода иных сообщений в UI</text:p>
      <text:p text:style-name="P40"><text:span text:style-name="T10">ВНИМАНИЕ!</text:span><text:span text:style-name="T6"> Данный метод не продлевает время жизни токена сессии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20">Адрес</text:p>
          </table:table-cell>
          <table:table-cell table:style-name="Таблица6.A1" table:number-columns-spanned="5" office:value-type="string">
            <text:p text:style-name="P20">/api/v1.0/ping?accessToken={<text:span text:style-name="T6">token</text:span>}</text:p>
            <text:p text:style-name="P20">/api/v1.0/ping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0">Метод</text:p>
          </table:table-cell>
          <table:table-cell table:style-name="Таблица6.A1" table:number-columns-spanned="5" office:value-type="string">
            <text:p text:style-name="P20">GET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3" table:number-columns-spanned="6" office:value-type="string">
            <text:p text:style-name="P21">В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4">
          <table:table-cell table:style-name="Таблица6.A3" table:number-rows-spanned="3" office:value-type="string">
            <text:p text:style-name="P20">Заголовки</text:p>
          </table:table-cell>
          <table:table-cell table:style-name="Таблица6.A1" office:value-type="string">
            <text:p text:style-name="P21">Имя</text:p>
          </table:table-cell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table:number-columns-spanned="2" office:value-type="string">
            <text:p text:style-name="P21">Описание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A1" office:value-type="string">
            <text:p text:style-name="P20">Content-Type<text:span text:style-name="T6">*</text:span></text:p>
          </table:table-cell>
          <table:table-cell table:style-name="Таблица6.A1" table:number-columns-spanned="2" office:value-type="string">
            <text:p text:style-name="P20">application/json</text:p>
          </table:table-cell>
          <table:covered-table-cell/>
          <table:table-cell table:style-name="Таблица6.A1" table:number-columns-spanned="2" office:value-type="string">
            <text:p text:style-name="P20">Формат передаваемых данных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B6" office:value-type="string">
            <text:p text:style-name="P20">Authorization<text:span text:style-name="T6">*</text:span></text:p>
          </table:table-cell>
          <table:table-cell table:style-name="Таблица6.B6" table:number-columns-spanned="2" office:value-type="string">
            <text:p text:style-name="P20">Bearer {<text:span text:style-name="T6">token</text:span>}</text:p>
          </table:table-cell>
          <table:covered-table-cell/>
          <table:table-cell table:style-name="Таблица6.B6" table:number-columns-spanned="2" office:value-type="string">
            <text:p text:style-name="P20">Токен доступа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3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8" table:number-columns-spanned="6" office:value-type="string">
            <text:p text:style-name="P21">Ис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9">
          <table:table-cell table:style-name="Таблица6.A8" table:number-rows-spanned="2" office:value-type="string">
            <text:p text:style-name="P20">Заголовки</text:p>
          </table:table-cell>
          <table:table-cell table:style-name="Таблица6.A1" table:number-columns-spanned="2" office:value-type="string">
            <text:p text:style-name="P21">Имя</text:p>
          </table:table-cell>
          <table:covered-table-cell/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office:value-type="string">
            <text:p text:style-name="P21">Описание</text:p>
          </table:table-cell>
          <table:table-cell table:number-rows-spanned="2" office:value-type="string">
            <text:p text:style-name="P2"/>
          </table:table-cell>
        </table:table-row>
        <table:table-row table:style-name="Таблица6.9">
          <table:covered-table-cell/>
          <table:table-cell table:style-name="Таблица6.B10" table:number-columns-spanned="2" office:value-type="string">
            <text:p text:style-name="P25">WWW-Authenticate</text:p>
          </table:table-cell>
          <table:covered-table-cell/>
          <table:table-cell table:style-name="Таблица6.B10" table:number-columns-spanned="2" office:value-type="string">
            <text:p text:style-name="P20">Token realm="api"</text:p>
          </table:table-cell>
          <table:covered-table-cell/>
          <table:table-cell table:style-name="Таблица6.B10" office:value-type="string">
            <text:p text:style-name="P26">Указатель необходимости пройти авторизацию и получить токен доступа</text:p>
          </table:table-cell>
          <table:covered-table-cell/>
        </table:table-row>
        <table:table-row table:style-name="Таблица6.11">
          <table:table-cell table:style-name="Таблица6.A8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1">HTTP коды</text:p>
          </table:table-cell>
          <table:table-cell table:style-name="Таблица6.A1" table:number-columns-spanned="5" office:value-type="string">
            <text:p text:style-name="P21">Описание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>204</text:p>
          </table:table-cell>
          <table:table-cell table:style-name="Таблица6.A1" table:number-columns-spanned="5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.</text:p>
            <text:p text:style-name="P16">Сервер доступен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B6" office:value-type="string">
            <text:p text:style-name="P24">401</text:p>
          </table:table-cell>
          <table:table-cell table:style-name="Таблица6.B6" table:number-columns-spanned="5" office:value-type="string">
            <text:p text:style-name="P20"><text:span text:style-name="T8">Unauthorized</text:span><text:span text:style-name="T9">. Для доступа у ресурсу необходима аутентификация клиента.</text:span></text:p>
            <text:p text:style-name="P20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6">Токен доступа не передан или передан пустой</text:p>
          </table:table-cell>
          <table:covered-table-cell/>
          <table:covered-table-cell/>
          <table:covered-table-cell/>
          <table:covered-table-cell/>
          <table:table-cell table:style-name="Таблица6.G14" office:value-type="string">
            <text:p text:style-name="P2"/>
          </table:table-cell>
        </table:table-row>
        <table:table-row table:style-name="Таблица6.1">
          <table:table-cell table:style-name="Таблица6.B10" office:value-type="string">
            <text:p text:style-name="P24">403</text:p>
          </table:table-cell>
          <table:table-cell table:style-name="Таблица6.B10" table:number-columns-spanned="5" office:value-type="string">
            <text:p text:style-name="P20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Токен доступа передан, но является не верным</text:span>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table:number-columns-spanned="6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/>
          </table:table-cell>
          <table:table-cell table:style-name="Таблица6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</table:table>
      <text:p text:style-name="P2">Где:</text:p>
      <text:p text:style-name="P2">{<text:span text:style-name="T6">token</text:span>} – Токен доступа пользователя</text:p>
      <text:p text:style-name="P3"/>
      <text:list xml:id="list705823805" text:continue-numbering="true" text:style-name="Outline">
        <text:list-item>
          <text:h text:style-name="P68" text:outline-level="1"><text:bookmark text:name="_Проверка_ошибки_5**"/>Проверка ошибки 5**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как сервер реагирует на ошибки в коде. Сервер вызывает исключение которое сам же должен перехватить и выдать корректный ответ с кодом ошибки 500-599, при этом в лог должно быть записано максимум информации о возникшей ошибке. Соединение не должно быть сброшено и пользователю должно вернуться либо ”no content”, либо информация о том что произошла ошибка.</text:p>
      <text:p text:style-name="P3">При запросе с заголовком «application/json» возвращается ответ в JSON</text:p>
      <text:p text:style-name="P3">При запросе без заголовка или с иным другим заголовком ответ возвращается в HTML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>
          <table:table-cell table:style-name="Таблица45.A1" office:value-type="string">
            <text:p text:style-name="P43">Адрес</text:p>
          </table:table-cell>
          <table:table-cell table:style-name="Таблица45.B1" table:number-columns-spanned="3" office:value-type="string">
            <text:p text:style-name="P43">/api/v1.0/panic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3">Метод</text:p>
          </table:table-cell>
          <table:table-cell table:style-name="Таблица45.B2" table:number-columns-spanned="3" office:value-type="string">
            <text:p text:style-name="P43">GET</text:p>
          </table:table-cell>
          <table:covered-table-cell/>
          <table:covered-table-cell/>
        </table:table-row>
        <table:table-row table:style-name="Таблица45.3">
          <table:table-cell table:style-name="Таблица45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3" table:number-rows-spanned="2" office:value-type="string">
            <text:p text:style-name="P20">Заголовки</text:p>
          </table:table-cell>
          <table:table-cell table:style-name="Таблица45.A2" office:value-type="string">
            <text:p text:style-name="P44">Имя</text:p>
          </table:table-cell>
          <table:table-cell table:style-name="Таблица45.A2" office:value-type="string">
            <text:p text:style-name="P44">Значение</text:p>
          </table:table-cell>
          <table:table-cell table:style-name="Таблица45.B2" office:value-type="string">
            <text:p text:style-name="P44">Описание</text:p>
          </table:table-cell>
        </table:table-row>
        <table:table-row table:style-name="Таблица45.3">
          <table:covered-table-cell/>
          <table:table-cell table:style-name="Таблица45.A2" office:value-type="string">
            <text:p text:style-name="P43">Content-Type</text:p>
          </table:table-cell>
          <table:table-cell table:style-name="Таблица45.A2" office:value-type="string">
            <text:p text:style-name="P43">application/json</text:p>
          </table:table-cell>
          <table:table-cell table:style-name="Таблица45.B2" office:value-type="string">
            <text:p text:style-name="P43">Формат передаваемых данных</text:p>
          </table:table-cell>
        </table:table-row>
        <table:table-row table:style-name="Таблица45.3">
          <table:table-cell table:style-name="Таблица45.A6" office:value-type="string">
            <text:p text:style-name="P20">Параметры</text:p>
          </table:table-cell>
          <table:table-cell table:style-name="Таблица45.B2" table:number-columns-spanned="3" office:value-type="string">
            <text:p text:style-name="P43">Нет</text:p>
          </table:table-cell>
          <table:covered-table-cell/>
          <table:covered-table-cell/>
        </table:table-row>
        <table:table-row table:style-name="Таблица45.3">
          <table:table-cell table:style-name="Таблица45.A7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8" table:number-rows-spanned="2" office:value-type="string">
            <text:p text:style-name="P20">Заголовки</text:p>
          </table:table-cell>
          <table:table-cell table:style-name="Таблица45.B8" office:value-type="string">
            <text:p text:style-name="P22">Имя</text:p>
          </table:table-cell>
          <table:table-cell table:style-name="Таблица45.B8" office:value-type="string">
            <text:p text:style-name="P22">Значение</text:p>
          </table:table-cell>
          <table:table-cell table:style-name="Таблица45.D8" office:value-type="string">
            <text:p text:style-name="P22">Описание</text:p>
          </table:table-cell>
        </table:table-row>
        <table:table-row table:style-name="Таблица45.3">
          <table:covered-table-cell/>
          <table:table-cell table:style-name="Таблица45.B8" office:value-type="string">
            <text:p text:style-name="P20">Content-Type</text:p>
          </table:table-cell>
          <table:table-cell table:style-name="Таблица45.B8" office:value-type="string">
            <text:p text:style-name="P20">application/json</text:p>
          </table:table-cell>
          <table:table-cell table:style-name="Таблица45.D8" office:value-type="string">
            <text:p text:style-name="P20">Формат передаваемых данных</text:p>
          </table:table-cell>
        </table:table-row>
        <table:table-row>
          <table:table-cell table:style-name="Таблица45.A2" office:value-type="string">
            <text:p text:style-name="P43">Параметры</text:p>
          </table:table-cell>
          <table:table-cell table:style-name="Таблица45.B2" table:number-columns-spanned="3" office:value-type="string">
            <text:p text:style-name="P43">Описание и стэк трэйс паники в формате html или json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4">HTTP коды</text:p>
          </table:table-cell>
          <table:table-cell table:style-name="Таблица45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5">500</text:p>
          </table:table-cell>
          <table:table-cell table:style-name="Таблица45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а сервере произошла ошибка вызвавшее прерывание выполнения кода</text:p>
            <text:p text:style-name="P17">В случае запроса с <text:s/>content-type json, ответ дополняется структурой error с описанием ошибки</text:p>
          </table:table-cell>
          <table:covered-table-cell/>
          <table:covered-table-cell/>
        </table:table-row>
        <table:table-row>
          <table:table-cell table:style-name="Таблица45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45.A14" office:value-type="float" office:value="-1">
            <text:p text:style-name="P43">-1</text:p>
          </table:table-cell>
          <table:table-cell table:style-name="Таблица45.B2" table:number-columns-spanned="3" office:value-type="string">
            <text:p text:style-name="P43">Внутренняя ошибка сервера</text:p>
          </table:table-cell>
          <table:covered-table-cell/>
          <table:covered-table-cell/>
        </table:table-row>
      </table:table>
      <text:p text:style-name="P13"/>
      <text:list xml:id="list2072975367" text:continue-numbering="true" text:style-name="Outline">
        <text:list-item>
          <text:h text:style-name="P67" text:outline-level="1">Серверное время в UTC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Передача на сервер локального времени агента в UTC таймзоне, для определения корректности времени агента и вычислении delta которую необходимо добавлять к меткам времени при передаче метрик на сервер.</text:p>
      <text:p text:style-name="P33">После получения ответа на запрос агент вычисляет время затраченное на запрос, делит его пополам и на основе серверного и локального времени получает дельту, если разница между дельта полученной с сервера и вычисленной локально больше 1 секунды, то берётся среднее между дельтами.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43">Адрес</text:p>
          </table:table-cell>
          <table:table-cell table:style-name="Таблица7.B1" table:number-columns-spanned="4" office:value-type="string">
            <text:p text:style-name="P27">/api/v1.0/settings/time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43">Метод</text:p>
          </table:table-cell>
          <table:table-cell table:style-name="Таблица7.B2" table:number-columns-spanned="4" office:value-type="string">
            <text:p text:style-name="P43">PUT</text:p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columns-spanned="5" office:value-type="string">
            <text:p text:style-name="P19">В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rows-spanned="2" office:value-type="string">
            <text:p text:style-name="P20">Заголовки</text:p>
          </table:table-cell>
          <table:table-cell table:style-name="Таблица7.A2" office:value-type="string">
            <text:p text:style-name="P44">Имя</text:p>
          </table:table-cell>
          <table:table-cell table:style-name="Таблица7.A2" table:number-columns-spanned="2" office:value-type="string">
            <text:p text:style-name="P44">Значение</text:p>
          </table:table-cell>
          <table:covered-table-cell/>
          <table:table-cell table:style-name="Таблица7.B2" office:value-type="string">
            <text:p text:style-name="P44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43">Content-Type</text:p>
          </table:table-cell>
          <table:table-cell table:style-name="Таблица7.A2" table:number-columns-spanned="2" office:value-type="string">
            <text:p text:style-name="P43">application/json</text:p>
          </table:table-cell>
          <table:covered-table-cell/>
          <table:table-cell table:style-name="Таблица7.B2" office:value-type="string">
            <text:p text:style-name="P43">Формат передаваемых данных</text:p>
          </table:table-cell>
        </table:table-row>
        <table:table-row table:style-name="Таблица7.3">
          <table:table-cell table:style-name="Таблица7.A6" table:number-rows-spanned="2" office:value-type="string">
            <text:p text:style-name="P20">Параметры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table:number-columns-spanned="2" office:value-type="string">
            <text:p text:style-name="P22">Значение</text:p>
          </table:table-cell>
          <table:covered-table-cell/>
          <table:table-cell table:style-name="Таблица7.B2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table:number-columns-spanned="2" office:value-type="string">
            <text:p text:style-name="P20">Строка</text:p>
          </table:table-cell>
          <table:covered-table-cell/>
          <table:table-cell table:style-name="Таблица7.B2" office:value-type="string">
            <text:p text:style-name="P20">Дата и время локального времени агента приведённая в UTC таймзону<text:line-break/>Дата и время в стандарте ISO 8601</text:p>
          </table:table-cell>
        </table:table-row>
        <table:table-row table:style-name="Таблица7.3">
          <table:table-cell table:style-name="Таблица7.A8" table:number-columns-spanned="5" office:value-type="string">
            <text:p text:style-name="P22">Ис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9" table:number-rows-spanned="2" office:value-type="string">
            <text:p text:style-name="P20">Заголовки</text:p>
          </table:table-cell>
          <table:table-cell table:style-name="Таблица7.B9" office:value-type="string">
            <text:p text:style-name="P22">Имя</text:p>
          </table:table-cell>
          <table:table-cell table:style-name="Таблица7.B9" table:number-columns-spanned="2" office:value-type="string">
            <text:p text:style-name="P22">Значение</text:p>
          </table:table-cell>
          <table:covered-table-cell/>
          <table:table-cell table:style-name="Таблица7.E9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B9" office:value-type="string">
            <text:p text:style-name="P20">Content-Type</text:p>
          </table:table-cell>
          <table:table-cell table:style-name="Таблица7.B9" table:number-columns-spanned="2" office:value-type="string">
            <text:p text:style-name="P20">application/json</text:p>
          </table:table-cell>
          <table:covered-table-cell/>
          <table:table-cell table:style-name="Таблица7.E9" office:value-type="string">
            <text:p text:style-name="P20">Формат передаваемых данных</text:p>
          </table:table-cell>
        </table:table-row>
        <table:table-row>
          <table:table-cell table:style-name="Таблица7.A11" table:number-rows-spanned="3" office:value-type="string">
            <text:p text:style-name="P18">П<text:span text:style-name="T14">араметры</text:span>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office:value-type="string">
            <text:p text:style-name="P22">Значение</text:p>
          </table:table-cell>
          <table:table-cell table:style-name="Таблица7.B2" table:number-columns-spanned="2" office:value-type="string">
            <text:p text:style-name="P22">Описание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office:value-type="string">
            <text:p text:style-name="P20">Строка</text:p>
          </table:table-cell>
          <table:table-cell table:style-name="Таблица7.B2" table:number-columns-spanned="2" office:value-type="string">
            <text:p text:style-name="P20">Дата и время серверного времени приведённая в UTC таймзону<text:line-break/>Дата и время в стандарте ISO 8601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delta</text:p>
          </table:table-cell>
          <table:table-cell table:style-name="Таблица7.A2" office:value-type="string">
            <text:p text:style-name="P20">Число</text:p>
          </table:table-cell>
          <table:table-cell table:style-name="Таблица7.B2" table:number-columns-spanned="2" office:value-type="string">
            <text:p text:style-name="P20">Посчитанная разница между локальным временем клиента и серверным временем в наносекундах. Отрицательное или положительное число</text:p>
            <text:p text:style-name="P20">В результате сложения дельты и локального времени клиента в UTC должно получиться серверное время в UTC</text:p>
          </table:table-cell>
          <table:covered-table-cell/>
        </table:table-row>
        <table:table-row>
          <table:table-cell table:style-name="Таблица7.A2" office:value-type="string">
            <text:p text:style-name="P44">HTTP коды</text:p>
          </table:table-cell>
          <table:table-cell table:style-name="Таблица7.B2" table:number-columns-spanned="4" office:value-type="string">
            <text:p text:style-name="P44">Описани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200</text:p>
          </table:table-cell>
          <table:table-cell table:style-name="Таблица7.B2" table:number-columns-spanned="4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В теле ответа запрошенные данны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400</text:p>
          </table:table-cell>
          <table:table-cell table:style-name="Таблица7.B2" table:number-columns-spanned="4" office:value-type="string">
            <text:p text:style-name="P20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17">Передан не верный запрос, не верная структура данных или иная ошибка не позволившая корректно разобрать входящие данные в формате json</text:p>
          </table:table-cell>
          <table:covered-table-cell/>
          <table:covered-table-cell/>
          <table:covered-table-cell/>
        </table:table-row>
        <table:table-row>
          <table:table-cell table:style-name="Таблица7.B2" table:number-columns-spanned="5" office:value-type="string">
            <text:p text:style-name="P44">Внутренние коды ответ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4">4</text:p>
          </table:table-cell>
          <table:table-cell table:style-name="Таблица7.B2" table:number-columns-spanned="4" office:value-type="string">
            <text:p text:style-name="P20">Переданы неверные данные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list xml:id="list1714255001" text:continue-numbering="true" text:style-name="Outline">
        <text:list-item>
          <text:h text:style-name="P67" text:outline-level="1"><text:span text:style-name="T13">Получение состояния данных в БД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структуру описывающую состояние БД для сущности myitem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43">Адрес</text:p>
          </table:table-cell>
          <table:table-cell table:style-name="Таблица8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3">Метод</text:p>
          </table:table-cell>
          <table:table-cell table:style-name="Таблица8.B2" table:number-columns-spanned="3" office:value-type="string">
            <text:p text:style-name="P15"><text:span text:style-name="T17">OPTIONS</text:span></text:p>
          </table:table-cell>
          <table:covered-table-cell/>
          <table:covered-table-cell/>
        </table:table-row>
        <table:table-row table:style-name="Таблица8.3">
          <table:table-cell table:style-name="Таблица8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20">Заголовки</text:p>
          </table:table-cell>
          <table:table-cell table:style-name="Таблица8.B2" table:number-columns-spanned="3" office:value-type="string">
            <text:p text:style-name="P46">Нет</text:p>
          </table:table-cell>
          <table:covered-table-cell/>
          <table:covered-table-cell/>
        </table:table-row>
        <table:table-row table:style-name="Таблица8.3">
          <table:table-cell table:style-name="Таблица8.A5" office:value-type="string">
            <text:p text:style-name="P20">Параметры</text:p>
          </table:table-cell>
          <table:table-cell table:style-name="Таблица8.B2" table:number-columns-spanned="3" office:value-type="string">
            <text:p text:style-name="P47">Нет</text:p>
          </table:table-cell>
          <table:covered-table-cell/>
          <table:covered-table-cell/>
        </table:table-row>
        <table:table-row table:style-name="Таблица8.3">
          <table:table-cell table:style-name="Таблица8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7" table:number-rows-spanned="3" office:value-type="string">
            <text:p text:style-name="P20">Заголовки</text:p>
          </table:table-cell>
          <table:table-cell table:style-name="Таблица8.B7" office:value-type="string">
            <text:p text:style-name="P4">Имя</text:p>
          </table:table-cell>
          <table:table-cell table:style-name="Таблица8.B7" office:value-type="string">
            <text:p text:style-name="P4">Значение</text:p>
          </table:table-cell>
          <table:table-cell table:style-name="Таблица8.D7" office:value-type="string">
            <text:p text:style-name="P4">Описание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2">Content-Type</text:p>
          </table:table-cell>
          <table:table-cell table:style-name="Таблица8.B8" office:value-type="string">
            <text:p text:style-name="P2">application/json</text:p>
          </table:table-cell>
          <table:table-cell table:style-name="Таблица8.D8" office:value-type="string">
            <text:p text:style-name="P2">Формат передаваемых данных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7">Retry-After</text:p>
          </table:table-cell>
          <table:table-cell table:style-name="Таблица8.B8" office:value-type="string">
            <text:p text:style-name="P2">{<text:span text:style-name="T6">waitTimeSec</text:span>}</text:p>
          </table:table-cell>
          <table:table-cell table:style-name="Таблица8.D8" office:value-type="string">
            <text:p text:style-name="P2">Рекомендуемое время ожидания до выполнения следующего запроса</text:p>
          </table:table-cell>
        </table:table-row>
        <table:table-row>
          <table:table-cell table:style-name="Таблица8.A10" table:number-rows-spanned="3" office:value-type="string">
            <text:p text:style-name="P18">П<text:span text:style-name="T14">араметры</text:span></text:p>
          </table:table-cell>
          <table:table-cell table:style-name="Таблица8.A2" office:value-type="string">
            <text:p text:style-name="P4">Имя</text:p>
          </table:table-cell>
          <table:table-cell table:style-name="Таблица8.A2" office:value-type="string">
            <text:p text:style-name="P4">Значение</text:p>
          </table:table-cell>
          <table:table-cell table:style-name="Таблица8.B2" office:value-type="string">
            <text:p text:style-name="P4">Описание</text:p>
          </table:table-cell>
        </table:table-row>
        <table:table-row>
          <table:covered-table-cell/>
          <table:table-cell table:style-name="Таблица8.A2" office:value-type="string">
            <text:p text:style-name="P47">count</text:p>
          </table:table-cell>
          <table:table-cell table:style-name="Таблица8.A2" office:value-type="string">
            <text:p text:style-name="P47">Число</text:p>
          </table:table-cell>
          <table:table-cell table:style-name="Таблица8.B2" office:value-type="string">
            <text:p text:style-name="P47">Количество записей в БД</text:p>
          </table:table-cell>
        </table:table-row>
        <table:table-row>
          <table:covered-table-cell/>
          <table:table-cell table:style-name="Таблица8.A2" office:value-type="string">
            <text:p text:style-name="P47">ids</text:p>
          </table:table-cell>
          <table:table-cell table:style-name="Таблица8.A2" office:value-type="string">
            <text:p text:style-name="P47">Массив</text:p>
          </table:table-cell>
          <table:table-cell table:style-name="Таблица8.B2" office:value-type="string">
            <text:p text:style-name="P47">Массив идентификаторов сущностей базы данных</text:p>
          </table:table-cell>
        </table:table-row>
        <table:table-row>
          <table:table-cell table:style-name="Таблица8.A2" office:value-type="string">
            <text:p text:style-name="P44">HTTP коды</text:p>
          </table:table-cell>
          <table:table-cell table:style-name="Таблица8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4">204</text:p>
          </table:table-cell>
          <table:table-cell table:style-name="Таблица8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5">500</text:p>
          </table:table-cell>
          <table:table-cell table:style-name="Таблица8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Внутренняя ошибка сервера</text:p>
          </table:table-cell>
          <table:covered-table-cell/>
          <table:covered-table-cell/>
        </table:table-row>
        <table:table-row>
          <table:table-cell table:style-name="Таблица8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4"/>
          </table:table-cell>
          <table:table-cell table:style-name="Таблица8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63">{<text:span text:style-name="T6">waitTimeSec</text:span>} – Рекомендуемое время ожидания до выполнения следующего запроса</text:p>
      <text:p text:style-name="P41"/>
      <text:list xml:id="list687660768" text:continue-numbering="true" text:style-name="Outline">
        <text:list-item>
          <text:h text:style-name="P67" text:outline-level="1"><text:span text:style-name="T13">Сохранение в БД данных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сохраняет в базе данных новую сущность и возвращает её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3">Адрес</text:p>
          </table:table-cell>
          <table:table-cell table:style-name="Таблица10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3">Метод</text:p>
          </table:table-cell>
          <table:table-cell table:style-name="Таблица10.B2" table:number-columns-spanned="3" office:value-type="string">
            <text:p text:style-name="P43">POST</text:p>
          </table:table-cell>
          <table:covered-table-cell/>
          <table:covered-table-cell/>
        </table:table-row>
        <table:table-row table:style-name="Таблица10.3">
          <table:table-cell table:style-name="Таблица10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table:number-rows-spanned="2" office:value-type="string">
            <text:p text:style-name="P20">Заголовки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20">Content-Type<text:span text:style-name="T6">*</text:span></text:p>
          </table:table-cell>
          <table:table-cell table:style-name="Таблица10.A2" office:value-type="string">
            <text:p text:style-name="P20">application/json</text:p>
          </table:table-cell>
          <table:table-cell table:style-name="Таблица10.B2" office:value-type="string">
            <text:p text:style-name="P20">Формат передаваемых данных</text:p>
          </table:table-cell>
        </table:table-row>
        <table:table-row table:style-name="Таблица10.3">
          <table:table-cell table:style-name="Таблица10.A6" table:number-rows-spanned="4" office:value-type="string">
            <text:p text:style-name="P20">Параметры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date</text:p>
          </table:table-cell>
          <table:table-cell table:style-name="Таблица10.A2" office:value-type="string">
            <text:p text:style-name="P47">Строка</text:p>
          </table:table-cell>
          <table:table-cell table:style-name="Таблица10.B2" office:value-type="string">
            <text:p text:style-name="P65">Любая дата и время в стандарте ISO 8601, не может быть пустым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number</text:p>
          </table:table-cell>
          <table:table-cell table:style-name="Таблица10.A2" office:value-type="string">
            <text:p text:style-name="P47">Число</text:p>
          </table:table-cell>
          <table:table-cell table:style-name="Таблица10.B2" office:value-type="string">
            <text:p text:style-name="P47">Любое положительное или отрицательное число кроме 0 и меньше 1024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text</text:p>
          </table:table-cell>
          <table:table-cell table:style-name="Таблица10.A2" office:value-type="string">
            <text:p text:style-name="P47">Строка</text:p>
          </table:table-cell>
          <table:table-cell table:style-name="Таблица10.B2" office:value-type="string">
            <text:p text:style-name="P47">Любая не пустая строка</text:p>
          </table:table-cell>
        </table:table-row>
        <table:table-row table:style-name="Таблица10.3">
          <table:table-cell table:style-name="Таблица10.A10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11" table:number-rows-spanned="3" office:value-type="string">
            <text:p text:style-name="P20">Заголовки</text:p>
          </table:table-cell>
          <table:table-cell table:style-name="Таблица10.B11" office:value-type="string">
            <text:p text:style-name="P21">Имя</text:p>
          </table:table-cell>
          <table:table-cell table:style-name="Таблица10.B11" office:value-type="string">
            <text:p text:style-name="P21">Значение</text:p>
          </table:table-cell>
          <table:table-cell table:style-name="Таблица10.D11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B12" office:value-type="string">
            <text:p text:style-name="P20">Content-Type</text:p>
          </table:table-cell>
          <table:table-cell table:style-name="Таблица10.B12" office:value-type="string">
            <text:p text:style-name="P20">application/json</text:p>
          </table:table-cell>
          <table:table-cell table:style-name="Таблица10.D12" office:value-type="string">
            <text:p text:style-name="P20">Формат передаваемых данных</text:p>
          </table:table-cell>
        </table:table-row>
        <table:table-row table:style-name="Таблица10.3">
          <table:covered-table-cell/>
          <table:table-cell table:style-name="Таблица10.B13" office:value-type="string">
            <text:p text:style-name="P25">Retry-After</text:p>
          </table:table-cell>
          <table:table-cell table:style-name="Таблица10.B13" office:value-type="string">
            <text:p text:style-name="P20">{<text:span text:style-name="T6">waitTimeSec</text:span>}</text:p>
          </table:table-cell>
          <table:table-cell table:style-name="Таблица10.D13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0.A14" table:number-rows-spanned="2" office:value-type="string">
            <text:p text:style-name="P18">П<text:span text:style-name="T14">араметры</text:span>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0.A2" office:value-type="string">
            <text:p text:style-name="P26">id</text:p>
          </table:table-cell>
          <table:table-cell table:style-name="Таблица10.A2" office:value-type="string">
            <text:p text:style-name="P26">Число</text:p>
          </table:table-cell>
          <table:table-cell table:style-name="Таблица10.B2" office:value-type="string">
            <text:p text:style-name="P26">Уникальный идентификатор сохраненной сущности</text:p>
          </table:table-cell>
        </table:table-row>
        <table:table-row>
          <table:table-cell table:style-name="Таблица10.A2" office:value-type="string">
            <text:p text:style-name="P44">HTTP коды</text:p>
          </table:table-cell>
          <table:table-cell table:style-name="Таблица10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24">200</text:p>
          </table:table-cell>
          <table:table-cell table:style-name="Таблица10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8">400</text:p>
          </table:table-cell>
          <table:table-cell table:style-name="Таблица10.B2" table:number-columns-spanned="3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31"><text:span text:style-name="T22">Не верные входящие данные, подробности ошибки в структуре ответа</text:span>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5">500</text:p>
          </table:table-cell>
          <table:table-cell table:style-name="Таблица10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0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24"/>
          </table:table-cell>
          <table:table-cell table:style-name="Таблица10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/>
      <text:p text:style-name="P14"/>
      <text:list xml:id="list1749490382" text:continue-numbering="true" text:style-name="Outline">
        <text:list-item>
          <text:h text:style-name="P67" text:outline-level="1"><text:span text:style-name="T13">Получение данных из БД по ID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данные из БД по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43">Адрес</text:p>
          </table:table-cell>
          <table:table-cell table:style-name="Таблица11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3">Метод</text:p>
          </table:table-cell>
          <table:table-cell table:style-name="Таблица11.B2" table:number-columns-spanned="3" office:value-type="string">
            <text:p text:style-name="P43">GET</text:p>
          </table:table-cell>
          <table:covered-table-cell/>
          <table:covered-table-cell/>
        </table:table-row>
        <table:table-row table:style-name="Таблица11.3">
          <table:table-cell table:style-name="Таблица11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20">Заголовки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5" office:value-type="string">
            <text:p text:style-name="P20">Параметры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7" table:number-rows-spanned="3" office:value-type="string">
            <text:p text:style-name="P20">Заголовки</text:p>
          </table:table-cell>
          <table:table-cell table:style-name="Таблица11.B7" office:value-type="string">
            <text:p text:style-name="P21">Имя</text:p>
          </table:table-cell>
          <table:table-cell table:style-name="Таблица11.B7" office:value-type="string">
            <text:p text:style-name="P21">Значение</text:p>
          </table:table-cell>
          <table:table-cell table:style-name="Таблица11.D7" office:value-type="string">
            <text:p text:style-name="P21">Описание</text:p>
          </table:table-cell>
        </table:table-row>
        <table:table-row table:style-name="Таблица11.3">
          <table:covered-table-cell/>
          <table:table-cell table:style-name="Таблица11.B8" office:value-type="string">
            <text:p text:style-name="P20">Content-Type</text:p>
          </table:table-cell>
          <table:table-cell table:style-name="Таблица11.B8" office:value-type="string">
            <text:p text:style-name="P20">application/json</text:p>
          </table:table-cell>
          <table:table-cell table:style-name="Таблица11.D8" office:value-type="string">
            <text:p text:style-name="P20">Формат передаваемых данных</text:p>
          </table:table-cell>
        </table:table-row>
        <table:table-row table:style-name="Таблица11.3">
          <table:covered-table-cell/>
          <table:table-cell table:style-name="Таблица11.B9" office:value-type="string">
            <text:p text:style-name="P25">Retry-After</text:p>
          </table:table-cell>
          <table:table-cell table:style-name="Таблица11.B9" office:value-type="string">
            <text:p text:style-name="P20">{<text:span text:style-name="T6">waitTimeSec</text:span>}</text:p>
          </table:table-cell>
          <table:table-cell table:style-name="Таблица11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1.A10" table:number-rows-spanned="5" office:value-type="string">
            <text:p text:style-name="P18">П<text:span text:style-name="T14">араметры</text:span></text:p>
          </table:table-cell>
          <table:table-cell table:style-name="Таблица11.A2" office:value-type="string">
            <text:p text:style-name="P21">Имя</text:p>
          </table:table-cell>
          <table:table-cell table:style-name="Таблица11.A2" office:value-type="string">
            <text:p text:style-name="P21">Значение</text:p>
          </table:table-cell>
          <table:table-cell table:style-name="Таблица11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1.A2" office:value-type="string">
            <text:p text:style-name="P26">id</text:p>
          </table:table-cell>
          <table:table-cell table:style-name="Таблица11.A2" office:value-type="string">
            <text:p text:style-name="P26">Число</text:p>
          </table:table-cell>
          <table:table-cell table:style-name="Таблица11.B2" office:value-type="string">
            <text:p text:style-name="P26">Уникальный идентификатор сущности</text:p>
          </table:table-cell>
        </table:table-row>
        <table:table-row>
          <table:covered-table-cell/>
          <table:table-cell table:style-name="Таблица11.A2" office:value-type="string">
            <text:p text:style-name="P47">date</text:p>
          </table:table-cell>
          <table:table-cell table:style-name="Таблица11.A2" office:value-type="string">
            <text:p text:style-name="P47">Строка</text:p>
          </table:table-cell>
          <table:table-cell table:style-name="Таблица11.B2" office:value-type="string">
            <text:p text:style-name="P65">Любая дата и время</text:p>
          </table:table-cell>
        </table:table-row>
        <table:table-row>
          <table:covered-table-cell/>
          <table:table-cell table:style-name="Таблица11.A2" office:value-type="string">
            <text:p text:style-name="P47">number</text:p>
          </table:table-cell>
          <table:table-cell table:style-name="Таблица11.A2" office:value-type="string">
            <text:p text:style-name="P47">Число</text:p>
          </table:table-cell>
          <table:table-cell table:style-name="Таблица11.B2" office:value-type="string">
            <text:p text:style-name="P47">Любое число</text:p>
          </table:table-cell>
        </table:table-row>
        <table:table-row>
          <table:covered-table-cell/>
          <table:table-cell table:style-name="Таблица11.A2" office:value-type="string">
            <text:p text:style-name="P47">text</text:p>
          </table:table-cell>
          <table:table-cell table:style-name="Таблица11.A2" office:value-type="string">
            <text:p text:style-name="P47">Строка</text:p>
          </table:table-cell>
          <table:table-cell table:style-name="Таблица11.B2" office:value-type="string">
            <text:p text:style-name="P47">Любая строка</text:p>
          </table:table-cell>
        </table:table-row>
        <table:table-row>
          <table:table-cell table:style-name="Таблица11.A2" office:value-type="string">
            <text:p text:style-name="P44">HTTP коды</text:p>
          </table:table-cell>
          <table:table-cell table:style-name="Таблица11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24">200</text:p>
          </table:table-cell>
          <table:table-cell table:style-name="Таблица11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5">500</text:p>
          </table:table-cell>
          <table:table-cell table:style-name="Таблица11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1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24"/>
          </table:table-cell>
          <table:table-cell table:style-name="Таблица11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 сущности</text:p>
      <text:p text:style-name="P14"/>
      <text:list xml:id="list183222663" text:continue-numbering="true" text:style-name="Outline">
        <text:list-item>
          <text:h text:style-name="P67" text:outline-level="1"><text:span text:style-name="T13">Удаление данных в БД по ID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удаляет сущность из БД по её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43">Адрес</text:p>
          </table:table-cell>
          <table:table-cell table:style-name="Таблица12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3">Метод</text:p>
          </table:table-cell>
          <table:table-cell table:style-name="Таблица12.B2" table:number-columns-spanned="3" office:value-type="string">
            <text:p text:style-name="P43">DELETE</text:p>
          </table:table-cell>
          <table:covered-table-cell/>
          <table:covered-table-cell/>
        </table:table-row>
        <table:table-row table:style-name="Таблица12.3">
          <table:table-cell table:style-name="Таблица12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3" office:value-type="string">
            <text:p text:style-name="P20">Заголовки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5" office:value-type="string">
            <text:p text:style-name="P20">Параметры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7" table:number-rows-spanned="3" office:value-type="string">
            <text:p text:style-name="P20">Заголовки</text:p>
          </table:table-cell>
          <table:table-cell table:style-name="Таблица12.B7" office:value-type="string">
            <text:p text:style-name="P21">Имя</text:p>
          </table:table-cell>
          <table:table-cell table:style-name="Таблица12.B7" office:value-type="string">
            <text:p text:style-name="P21">Значение</text:p>
          </table:table-cell>
          <table:table-cell table:style-name="Таблица12.D7" office:value-type="string">
            <text:p text:style-name="P21">Описание</text:p>
          </table:table-cell>
        </table:table-row>
        <table:table-row table:style-name="Таблица12.3">
          <table:covered-table-cell/>
          <table:table-cell table:style-name="Таблица12.B8" office:value-type="string">
            <text:p text:style-name="P20">Content-Type</text:p>
          </table:table-cell>
          <table:table-cell table:style-name="Таблица12.B8" office:value-type="string">
            <text:p text:style-name="P20">application/json</text:p>
          </table:table-cell>
          <table:table-cell table:style-name="Таблица12.D8" office:value-type="string">
            <text:p text:style-name="P20">Формат передаваемых данных</text:p>
          </table:table-cell>
        </table:table-row>
        <table:table-row table:style-name="Таблица12.3">
          <table:covered-table-cell/>
          <table:table-cell table:style-name="Таблица12.B9" office:value-type="string">
            <text:p text:style-name="P25">Retry-After</text:p>
          </table:table-cell>
          <table:table-cell table:style-name="Таблица12.B9" office:value-type="string">
            <text:p text:style-name="P20">{<text:span text:style-name="T6">waitTimeSec</text:span>}</text:p>
          </table:table-cell>
          <table:table-cell table:style-name="Таблица12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2.A10" office:value-type="string">
            <text:p text:style-name="P18">П<text:span text:style-name="T14">араметры</text:span>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4">HTTP коды</text:p>
          </table:table-cell>
          <table:table-cell table:style-name="Таблица12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24">204</text:p>
          </table:table-cell>
          <table:table-cell table:style-name="Таблица12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8">404</text:p>
          </table:table-cell>
          <table:table-cell table:style-name="Таблица12.B2" table:number-columns-spanned="3" office:value-type="string">
            <text:p text:style-name="P2"><text:span text:style-name="T8">Not Found</text:span><text:span text:style-name="T9">. На сервере отсутствует запрашиваемый ресурс</text:span></text:p>
            <text:p text:style-name="P17">Сущность не существу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5">500</text:p>
          </table:table-cell>
          <table:table-cell table:style-name="Таблица12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2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24"/>
          </table:table-cell>
          <table:table-cell table:style-name="Таблица12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font-name-asian="Droid Sans Fallback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cm" fo:keep-together="always" fo:break-before="page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style:font-size-asian="10pt" style:font-name-complex="Courier1" style:font-size-complex="10pt"/>
    </style:style>
    <style:style style:name="Quotations" style:family="paragraph" style:parent-style-name="Standard" style:default-outline-level="" style:list-style-name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cm" fo:margin-bottom="0.494cm"/>
      <style:text-properties style:font-name="Times"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loext:contextual-spacing="false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Lucida Grande CY" fo:font-size="9pt" style:font-size-asian="9pt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fo:color="#00000a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libri" fo:font-size="26pt" fo:letter-spacing="0.009cm" style:font-size-asian="26pt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lit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fo:color="#4f81bd" style:font-name="Calibri" fo:letter-spacing="0.026cm" fo:font-style="italic" style:font-style-asian="italic" style:font-style-complex="italic"/>
    </style:style>
    <style:style style:name="ListLabel_20_1" style:display-name="ListLabel 1" style:family="text"/>
    <style:style style:name="hps" style:family="text" style:parent-style-name="Default_20_Paragraph_20_Font"/>
    <style:style style:name="ListLabel_20_2" style:display-name="ListLabel 2" style:family="text">
      <style:text-properties style:font-name-asian="Droid Sans Fallback1" style:font-name-complex="Times New Roman1"/>
    </style:style>
    <style:style style:name="Visited_20_Internet_20_Link" style:display-name="Visited Internet Link" style:family="text">
      <style:text-properties fo:color="#800000" fo:language="uz" fo:country="UZ" style:text-underline-style="solid" style:text-underline-width="auto" style:text-underline-color="font-color" style:language-asian="uz" style:country-asian="UZ" style:language-complex="uz" style:country-complex="UZ"/>
    </style:style>
    <style:style style:name="ListLabel_20_3" style:display-name="ListLabel 3" style:family="text">
      <style:text-properties style:font-name-complex="Cambria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"/>
    </style:style>
    <style:style style:name="ListLabel_20_6" style:display-name="ListLabel 6" style:family="text">
      <style:text-properties style:font-name-complex="Symbo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a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Заголовок_20_2_20_Знак1" style:display-name="Заголовок 2 Знак1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1_20_Знак2" style:display-name="Заголовок 1 Знак2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2" style:display-name="Заголовок 2 Знак2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gt-baf-back" style:family="text" style:parent-style-name="Default_20_Paragraph_20_Font"/>
    <style:style style:name="gt-card-ttl-txt" style:family="text" style:parent-style-name="Default_20_Paragraph_20_Font"/>
    <style:style style:name="Заголовок_20_3_20_Знак1" style:display-name="Заголовок 3 Знак1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span7" style:family="text" style:parent-style-name="Default_20_Paragraph_20_Font"/>
    <style:style style:name="short_5f_text" style:display-name="short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fo:color="#00000a" style:font-name="Lucida Grande CY" fo:font-size="9pt" style:font-size-asian="9pt" style:font-size-complex="9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_5f_tgc" style:display-name="_tgc" style:family="text" style:parent-style-name="Default_20_Paragraph_20_Font"/>
    <style:style style:name="item" style:family="text" style:parent-style-name="Default_20_Paragraph_20_Font"/>
    <style:style style:name="ListLabel_20_7" style:display-name="ListLabel 7" style:family="text">
      <style:text-properties style:font-name-asian="Droid Sans Fallback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69cm" fo:page-height="42cm" style:num-format="1" style:print-orientation="portrait" fo:margin-top="1.27cm" fo:margin-bottom="1.27cm" fo:margin-left="1cm" fo:margin-right="0.751cm" style:writing-mode="lr-tb" style:layout-grid-color="#c0c0c0" style:layout-grid-lines="93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69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Царёв</meta:initial-creator>
    <meta:editing-cycles>1706</meta:editing-cycles>
    <meta:print-date>2015-11-26T14:54:00</meta:print-date>
    <meta:creation-date>2015-11-11T18:34:00</meta:creation-date>
    <dc:date>2018-07-05T01:42:35</dc:date>
    <dc:language>en-US</dc:language>
    <meta:editing-duration>P50DT20H25M7S</meta:editing-duration>
    <meta:generator>OpenOffice/4.1.5$Unix OpenOffice.org_project/415m1$Build-9789</meta:generator>
    <meta:document-statistic meta:table-count="13" meta:image-count="0" meta:object-count="0" meta:page-count="14" meta:paragraph-count="719" meta:word-count="3622" meta:character-count="262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